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dc_analysis_large_signal_id_vds_vgs" table:style-name="ta1">
        <table:shapes>
          <draw:frame draw:z-index="0" draw:style-name="gr1" draw:text-style-name="P1" svg:width="15.999cm" svg:height="8.999cm" svg:x="38.684cm" svg:y="0.958cm">
            <draw:object draw:notify-on-update-of-ranges="dc_analysis_large_signal_id_vds_vgs.A2:dc_analysis_large_signal_id_vds_vgs.A41 dc_analysis_large_signal_id_vds_vgs.A2:dc_analysis_large_signal_id_vds_vgs.A41 dc_analysis_large_signal_id_vds_vgs.B1:dc_analysis_large_signal_id_vds_vgs.B1 dc_analysis_large_signal_id_vds_vgs.B2:dc_analysis_large_signal_id_vds_vgs.B41 dc_analysis_large_signal_id_vds_vgs.A2:dc_analysis_large_signal_id_vds_vgs.A41 dc_analysis_large_signal_id_vds_vgs.C1:dc_analysis_large_signal_id_vds_vgs.C1 dc_analysis_large_signal_id_vds_vgs.C2:dc_analysis_large_signal_id_vds_vgs.C41 dc_analysis_large_signal_id_vds_vgs.A2:dc_analysis_large_signal_id_vds_vgs.A41 dc_analysis_large_signal_id_vds_vgs.D1:dc_analysis_large_signal_id_vds_vgs.D1 dc_analysis_large_signal_id_vds_vgs.D2:dc_analysis_large_signal_id_vds_vgs.D41 dc_analysis_large_signal_id_vds_vgs.A2:dc_analysis_large_signal_id_vds_vgs.A41 dc_analysis_large_signal_id_vds_vgs.E1:dc_analysis_large_signal_id_vds_vgs.E1 dc_analysis_large_signal_id_vds_vgs.E2:dc_analysis_large_signal_id_vds_vgs.E41 dc_analysis_large_signal_id_vds_vgs.A2:dc_analysis_large_signal_id_vds_vgs.A41 dc_analysis_large_signal_id_vds_vgs.F1:dc_analysis_large_signal_id_vds_vgs.F1 dc_analysis_large_signal_id_vds_vgs.F2:dc_analysis_large_signal_id_vds_vgs.F41 dc_analysis_large_signal_id_vds_vgs.A2:dc_analysis_large_signal_id_vds_vgs.A41 dc_analysis_large_signal_id_vds_vgs.G1:dc_analysis_large_signal_id_vds_vgs.G1 dc_analysis_large_signal_id_vds_vgs.G2:dc_analysis_large_signal_id_vds_vgs.G41 dc_analysis_large_signal_id_vds_vgs.A2:dc_analysis_large_signal_id_vds_vgs.A41 dc_analysis_large_signal_id_vds_vgs.H1:dc_analysis_large_signal_id_vds_vgs.H1 dc_analysis_large_signal_id_vds_vgs.H2:dc_analysis_large_signal_id_vds_vgs.H41 dc_analysis_large_signal_id_vds_vgs.A2:dc_analysis_large_signal_id_vds_vgs.A41 dc_analysis_large_signal_id_vds_vgs.I1:dc_analysis_large_signal_id_vds_vgs.I1 dc_analysis_large_signal_id_vds_vgs.I2:dc_analysis_large_signal_id_vds_vgs.I41 dc_analysis_large_signal_id_vds_vgs.A2:dc_analysis_large_signal_id_vds_vgs.A41 dc_analysis_large_signal_id_vds_vgs.J1:dc_analysis_large_signal_id_vds_vgs.J1 dc_analysis_large_signal_id_vds_vgs.J2:dc_analysis_large_signal_id_vds_vgs.J41 dc_analysis_large_signal_id_vds_vgs.A2:dc_analysis_large_signal_id_vds_vgs.A41 dc_analysis_large_signal_id_vds_vgs.K1:dc_analysis_large_signal_id_vds_vgs.K1 dc_analysis_large_signal_id_vds_vgs.K2:dc_analysis_large_signal_id_vds_vgs.K41 dc_analysis_large_signal_id_vds_vgs.A2:dc_analysis_large_signal_id_vds_vgs.A41 dc_analysis_large_signal_id_vds_vgs.L1:dc_analysis_large_signal_id_vds_vgs.L1 dc_analysis_large_signal_id_vds_vgs.L2:dc_analysis_large_signal_id_vds_vgs.L41 dc_analysis_large_signal_id_vds_vgs.A2:dc_analysis_large_signal_id_vds_vgs.A41 dc_analysis_large_signal_id_vds_vgs.M1:dc_analysis_large_signal_id_vds_vgs.M1 dc_analysis_large_signal_id_vds_vgs.M2:dc_analysis_large_signal_id_vds_vgs.M41 dc_analysis_large_signal_id_vds_vgs.A2:dc_analysis_large_signal_id_vds_vgs.A41 dc_analysis_large_signal_id_vds_vgs.N1:dc_analysis_large_signal_id_vds_vgs.N1 dc_analysis_large_signal_id_vds_vgs.N2:dc_analysis_large_signal_id_vds_vgs.N41 dc_analysis_large_signal_id_vds_vgs.A2:dc_analysis_large_signal_id_vds_vgs.A41 dc_analysis_large_signal_id_vds_vgs.O1:dc_analysis_large_signal_id_vds_vgs.O1 dc_analysis_large_signal_id_vds_vgs.O2:dc_analysis_large_signal_id_vds_vgs.O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1]+0.1" office:value-type="float" office:value="0.2" calcext:value-type="float">
            <text:p>0.2</text:p>
          </table:table-cell>
          <table:table-cell table:formula="of:=[.C1]+0.1" office:value-type="float" office:value="0.3" calcext:value-type="float">
            <text:p>0.3</text:p>
          </table:table-cell>
          <table:table-cell table:formula="of:=[.D1]+0.1" office:value-type="float" office:value="0.4" calcext:value-type="float">
            <text:p>0.4</text:p>
          </table:table-cell>
          <table:table-cell table:formula="of:=[.E1]+0.1" office:value-type="float" office:value="0.5" calcext:value-type="float">
            <text:p>0.5</text:p>
          </table:table-cell>
          <table:table-cell table:formula="of:=[.F1]+0.1" office:value-type="float" office:value="0.6" calcext:value-type="float">
            <text:p>0.6</text:p>
          </table:table-cell>
          <table:table-cell table:formula="of:=[.G1]+0.1" office:value-type="float" office:value="0.7" calcext:value-type="float">
            <text:p>0.7</text:p>
          </table:table-cell>
          <table:table-cell table:formula="of:=[.H1]+0.1" office:value-type="float" office:value="0.8" calcext:value-type="float">
            <text:p>0.8</text:p>
          </table:table-cell>
          <table:table-cell table:formula="of:=[.I1]+0.1" office:value-type="float" office:value="0.9" calcext:value-type="float">
            <text:p>0.9</text:p>
          </table:table-cell>
          <table:table-cell table:formula="of:=[.J1]+0.1" office:value-type="float" office:value="1" calcext:value-type="float">
            <text:p>1</text:p>
          </table:table-cell>
          <table:table-cell table:formula="of:=[.K1]+0.1"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Vdsat</text:p>
          </table:table-cell>
          <table:table-cell office:value-type="string" calcext:value-type="string">
            <text:p>-Vth</text:p>
          </table:table-cell>
          <table:table-cell table:number-columns-repeated="3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000000000003992436" calcext:value-type="float">
            <text:p>-3.992436E-13</text:p>
          </table:table-cell>
          <table:table-cell office:value-type="float" office:value="-0.000000000002204351" calcext:value-type="float">
            <text:p>-2.204351E-12</text:p>
          </table:table-cell>
          <table:table-cell office:value-type="float" office:value="-0.000000000006873263" calcext:value-type="float">
            <text:p>-6.873263E-12</text:p>
          </table:table-cell>
          <table:table-cell office:value-type="float" office:value="-0.00000000001694211" calcext:value-type="float">
            <text:p>-1.694211E-11</text:p>
          </table:table-cell>
          <table:table-cell office:value-type="float" office:value="-0.0000000000367144" calcext:value-type="float">
            <text:p>-3.67144E-11</text:p>
          </table:table-cell>
          <table:table-cell office:value-type="float" office:value="-0.00000000007333413" calcext:value-type="float">
            <text:p>-7.333413E-11</text:p>
          </table:table-cell>
          <table:table-cell office:value-type="float" office:value="-0.0000000001384649" calcext:value-type="float">
            <text:p>-1.384649E-10</text:p>
          </table:table-cell>
          <table:table-cell office:value-type="float" office:value="-0.0000000002508992" calcext:value-type="float">
            <text:p>-2.508992E-10</text:p>
          </table:table-cell>
          <table:table-cell office:value-type="float" office:value="-0.0000000004405636" calcext:value-type="float">
            <text:p>-4.405636E-10</text:p>
          </table:table-cell>
          <table:table-cell office:value-type="float" office:value="-0.0000000007546679" calcext:value-type="float">
            <text:p>-7.546679E-10</text:p>
          </table:table-cell>
          <table:table-cell office:value-type="float" office:value="-0.000000001267062" calcext:value-type="float">
            <text:p>-1.267062E-09</text:p>
          </table:table-cell>
          <table:table-cell office:value-type="float" office:value="-0.000000002092462" calcext:value-type="float">
            <text:p>-2.092462E-09</text:p>
          </table:table-cell>
          <table:table-cell office:value-type="float" office:value="-0.000000003407913" calcext:value-type="float">
            <text:p>-3.407913E-09</text:p>
          </table:table-cell>
          <table:table-cell table:number-columns-repeated="5"/>
        </table:table-row>
        <table:table-row table:style-name="ro1">
          <table:table-cell office:value-type="float" office:value="0.0482195" calcext:value-type="float">
            <text:p>0.0482195</text:p>
          </table:table-cell>
          <table:table-cell table:number-columns-repeated="13"/>
          <table:table-cell office:value-type="float" office:value="0.000007584555" calcext:value-type="float">
            <text:p>7.584555E-06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07584555" calcext:value-type="float">
            <text:p>7.584555E-06</text:p>
          </table:table-cell>
          <table:table-cell table:style-name="ce1" office:value-type="float" office:value="0.00009918748" calcext:value-type="float">
            <text:p>9.918748E-05</text:p>
          </table:table-cell>
          <table:table-cell office:value-type="float" office:value="0.0008950967" calcext:value-type="float">
            <text:p>0.0008950967</text:p>
          </table:table-cell>
          <table:table-cell office:value-type="float" office:value="0.004262253" calcext:value-type="float">
            <text:p>0.004262253</text:p>
          </table:table-cell>
          <table:table-cell office:value-type="float" office:value="0.01002249" calcext:value-type="float">
            <text:p>0.01002249</text:p>
          </table:table-cell>
          <table:table-cell office:value-type="float" office:value="0.01601156" calcext:value-type="float">
            <text:p>0.01601156</text:p>
          </table:table-cell>
          <table:table-cell office:value-type="float" office:value="0.02140166" calcext:value-type="float">
            <text:p>0.02140166</text:p>
          </table:table-cell>
          <table:table-cell office:value-type="float" office:value="0.02612726" calcext:value-type="float">
            <text:p>0.02612726</text:p>
          </table:table-cell>
          <table:table-cell office:value-type="float" office:value="0.03026645" calcext:value-type="float">
            <text:p>0.03026645</text:p>
          </table:table-cell>
          <table:table-cell office:value-type="float" office:value="0.03390393" calcext:value-type="float">
            <text:p>0.03390393</text:p>
          </table:table-cell>
          <table:table-cell office:value-type="float" office:value="0.03711271" calcext:value-type="float">
            <text:p>0.03711271</text:p>
          </table:table-cell>
          <table:table-cell office:value-type="float" office:value="0.03995387" calcext:value-type="float">
            <text:p>0.03995387</text:p>
          </table:table-cell>
          <table:table-cell office:value-type="float" office:value="0.0424784" calcext:value-type="float">
            <text:p>0.0424784</text:p>
          </table:table-cell>
          <table:table-cell/>
          <table:table-cell office:value-type="float" office:value="0.3340716" calcext:value-type="float">
            <text:p>0.3340716</text:p>
          </table:table-cell>
          <table:table-cell table:number-columns-repeated="3"/>
        </table:table-row>
        <table:table-row table:style-name="ro1">
          <table:table-cell office:value-type="float" office:value="0.0641427" calcext:value-type="float">
            <text:p>0.0641427</text:p>
          </table:table-cell>
          <table:table-cell table:number-columns-repeated="13"/>
          <table:table-cell office:value-type="float" office:value="0.00009918748" calcext:value-type="float">
            <text:p>9.918748E-0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964523" calcext:value-type="float">
            <text:p>9.64523E-06</text:p>
          </table:table-cell>
          <table:table-cell office:value-type="float" office:value="0.0001257153" calcext:value-type="float">
            <text:p>0.0001257153</text:p>
          </table:table-cell>
          <table:table-cell table:style-name="ce1" office:value-type="float" office:value="0.001186999" calcext:value-type="float">
            <text:p>0.001186999</text:p>
          </table:table-cell>
          <table:table-cell office:value-type="float" office:value="0.006574897" calcext:value-type="float">
            <text:p>0.006574897</text:p>
          </table:table-cell>
          <table:table-cell office:value-type="float" office:value="0.01728656" calcext:value-type="float">
            <text:p>0.01728656</text:p>
          </table:table-cell>
          <table:table-cell office:value-type="float" office:value="0.02894137" calcext:value-type="float">
            <text:p>0.02894137</text:p>
          </table:table-cell>
          <table:table-cell office:value-type="float" office:value="0.03960233" calcext:value-type="float">
            <text:p>0.03960233</text:p>
          </table:table-cell>
          <table:table-cell office:value-type="float" office:value="0.04903417" calcext:value-type="float">
            <text:p>0.04903417</text:p>
          </table:table-cell>
          <table:table-cell office:value-type="float" office:value="0.05734598" calcext:value-type="float">
            <text:p>0.05734598</text:p>
          </table:table-cell>
          <table:table-cell office:value-type="float" office:value="0.06468351" calcext:value-type="float">
            <text:p>0.06468351</text:p>
          </table:table-cell>
          <table:table-cell office:value-type="float" office:value="0.07117979" calcext:value-type="float">
            <text:p>0.07117979</text:p>
          </table:table-cell>
          <table:table-cell office:value-type="float" office:value="0.07694943" calcext:value-type="float">
            <text:p>0.07694943</text:p>
          </table:table-cell>
          <table:table-cell office:value-type="float" office:value="0.08208983" calcext:value-type="float">
            <text:p>0.08208983</text:p>
          </table:table-cell>
          <table:table-cell/>
          <table:table-cell office:value-type="float" office:value="0.3300018" calcext:value-type="float">
            <text:p>0.3300018</text:p>
          </table:table-cell>
          <table:table-cell table:number-columns-repeated="3"/>
        </table:table-row>
        <table:table-row table:style-name="ro1">
          <table:table-cell office:value-type="float" office:value="0.110054" calcext:value-type="float">
            <text:p>0.110054</text:p>
          </table:table-cell>
          <table:table-cell table:number-columns-repeated="13"/>
          <table:table-cell office:value-type="float" office:value="0.001186999" calcext:value-type="float">
            <text:p>0.001186999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1116893" calcext:value-type="float">
            <text:p>1.116893E-05</text:p>
          </table:table-cell>
          <table:table-cell office:value-type="float" office:value="0.0001440928" calcext:value-type="float">
            <text:p>0.0001440928</text:p>
          </table:table-cell>
          <table:table-cell office:value-type="float" office:value="0.001352947" calcext:value-type="float">
            <text:p>0.001352947</text:p>
          </table:table-cell>
          <table:table-cell office:value-type="float" office:value="0.007715279" calcext:value-type="float">
            <text:p>0.007715279</text:p>
          </table:table-cell>
          <table:table-cell office:value-type="float" office:value="0.02207883" calcext:value-type="float">
            <text:p>0.02207883</text:p>
          </table:table-cell>
          <table:table-cell office:value-type="float" office:value="0.03896858" calcext:value-type="float">
            <text:p>0.03896858</text:p>
          </table:table-cell>
          <table:table-cell office:value-type="float" office:value="0.05475805" calcext:value-type="float">
            <text:p>0.05475805</text:p>
          </table:table-cell>
          <table:table-cell office:value-type="float" office:value="0.06886289" calcext:value-type="float">
            <text:p>0.06886289</text:p>
          </table:table-cell>
          <table:table-cell office:value-type="float" office:value="0.08136845" calcext:value-type="float">
            <text:p>0.08136845</text:p>
          </table:table-cell>
          <table:table-cell office:value-type="float" office:value="0.09245713" calcext:value-type="float">
            <text:p>0.09245713</text:p>
          </table:table-cell>
          <table:table-cell office:value-type="float" office:value="0.1023091" calcext:value-type="float">
            <text:p>0.1023091</text:p>
          </table:table-cell>
          <table:table-cell office:value-type="float" office:value="0.1110849" calcext:value-type="float">
            <text:p>0.1110849</text:p>
          </table:table-cell>
          <table:table-cell office:value-type="float" office:value="0.1189238" calcext:value-type="float">
            <text:p>0.1189238</text:p>
          </table:table-cell>
          <table:table-cell/>
          <table:table-cell office:value-type="float" office:value="0.3259319" calcext:value-type="float">
            <text:p>0.3259319</text:p>
          </table:table-cell>
          <table:table-cell table:number-columns-repeated="3"/>
        </table:table-row>
        <table:table-row table:style-name="ro1">
          <table:table-cell office:value-type="float" office:value="0.176295" calcext:value-type="float">
            <text:p>0.176295</text:p>
          </table:table-cell>
          <table:table-cell table:number-columns-repeated="13"/>
          <table:table-cell office:value-type="float" office:value="0.00849873" calcext:value-type="float">
            <text:p>0.0084987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1275439" calcext:value-type="float">
            <text:p>1.275439E-05</text:p>
          </table:table-cell>
          <table:table-cell office:value-type="float" office:value="0.0001627125" calcext:value-type="float">
            <text:p>0.0001627125</text:p>
          </table:table-cell>
          <table:table-cell office:value-type="float" office:value="0.00150855" calcext:value-type="float">
            <text:p>0.00150855</text:p>
          </table:table-cell>
          <table:table-cell table:style-name="ce1" office:value-type="float" office:value="0.00849873" calcext:value-type="float">
            <text:p>0.00849873</text:p>
          </table:table-cell>
          <table:table-cell office:value-type="float" office:value="0.02501866" calcext:value-type="float">
            <text:p>0.02501866</text:p>
          </table:table-cell>
          <table:table-cell office:value-type="float" office:value="0.04632619" calcext:value-type="float">
            <text:p>0.04632619</text:p>
          </table:table-cell>
          <table:table-cell office:value-type="float" office:value="0.06702766" calcext:value-type="float">
            <text:p>0.06702766</text:p>
          </table:table-cell>
          <table:table-cell office:value-type="float" office:value="0.08575026" calcext:value-type="float">
            <text:p>0.08575026</text:p>
          </table:table-cell>
          <table:table-cell office:value-type="float" office:value="0.1024574" calcext:value-type="float">
            <text:p>0.1024574</text:p>
          </table:table-cell>
          <table:table-cell office:value-type="float" office:value="0.1173373" calcext:value-type="float">
            <text:p>0.1173373</text:p>
          </table:table-cell>
          <table:table-cell office:value-type="float" office:value="0.1306032" calcext:value-type="float">
            <text:p>0.1306032</text:p>
          </table:table-cell>
          <table:table-cell office:value-type="float" office:value="0.142454" calcext:value-type="float">
            <text:p>0.142454</text:p>
          </table:table-cell>
          <table:table-cell office:value-type="float" office:value="0.1530659" calcext:value-type="float">
            <text:p>0.1530659</text:p>
          </table:table-cell>
          <table:table-cell/>
          <table:table-cell office:value-type="float" office:value="0.321862" calcext:value-type="float">
            <text:p>0.321862</text:p>
          </table:table-cell>
          <table:table-cell table:number-columns-repeated="3"/>
        </table:table-row>
        <table:table-row table:style-name="ro1">
          <table:table-cell office:value-type="float" office:value="0.245127" calcext:value-type="float">
            <text:p>0.245127</text:p>
          </table:table-cell>
          <table:table-cell table:number-columns-repeated="13"/>
          <table:table-cell office:value-type="float" office:value="0.02701271" calcext:value-type="float">
            <text:p>0.02701271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1449241" calcext:value-type="float">
            <text:p>1.449241E-05</text:p>
          </table:table-cell>
          <table:table-cell office:value-type="float" office:value="0.0001827559" calcext:value-type="float">
            <text:p>0.0001827559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009210101" calcext:value-type="float">
            <text:p>0.009210101</text:p>
          </table:table-cell>
          <table:table-cell table:style-name="ce1" office:value-type="float" office:value="0.02701271" calcext:value-type="float">
            <text:p>0.02701271</text:p>
          </table:table-cell>
          <table:table-cell office:value-type="float" office:value="0.05142992" calcext:value-type="float">
            <text:p>0.05142992</text:p>
          </table:table-cell>
          <table:table-cell office:value-type="float" office:value="0.0765982" calcext:value-type="float">
            <text:p>0.0765982</text:p>
          </table:table-cell>
          <table:table-cell office:value-type="float" office:value="0.09983312" calcext:value-type="float">
            <text:p>0.09983312</text:p>
          </table:table-cell>
          <table:table-cell office:value-type="float" office:value="0.1207314" calcext:value-type="float">
            <text:p>0.1207314</text:p>
          </table:table-cell>
          <table:table-cell office:value-type="float" office:value="0.1394311" calcext:value-type="float">
            <text:p>0.1394311</text:p>
          </table:table-cell>
          <table:table-cell office:value-type="float" office:value="0.1561599" calcext:value-type="float">
            <text:p>0.1561599</text:p>
          </table:table-cell>
          <table:table-cell office:value-type="float" office:value="0.1711462" calcext:value-type="float">
            <text:p>0.1711462</text:p>
          </table:table-cell>
          <table:table-cell office:value-type="float" office:value="0.1845982" calcext:value-type="float">
            <text:p>0.1845982</text:p>
          </table:table-cell>
          <table:table-cell/>
          <table:table-cell office:value-type="float" office:value="0.3177921" calcext:value-type="float">
            <text:p>0.317792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1642279" calcext:value-type="float">
            <text:p>1.642279E-05</text:p>
          </table:table-cell>
          <table:table-cell office:value-type="float" office:value="0.0002046626" calcext:value-type="float">
            <text:p>0.0002046626</text:p>
          </table:table-cell>
          <table:table-cell office:value-type="float" office:value="0.001842018" calcext:value-type="float">
            <text:p>0.001842018</text:p>
          </table:table-cell>
          <table:table-cell office:value-type="float" office:value="0.009914854" calcext:value-type="float">
            <text:p>0.009914854</text:p>
          </table:table-cell>
          <table:table-cell office:value-type="float" office:value="0.02866132" calcext:value-type="float">
            <text:p>0.02866132</text:p>
          </table:table-cell>
          <table:table-cell table:style-name="ce1" office:value-type="float" office:value="0.05499906" calcext:value-type="float">
            <text:p>0.05499906</text:p>
          </table:table-cell>
          <table:table-cell office:value-type="float" office:value="0.08375756" calcext:value-type="float">
            <text:p>0.08375756</text:p>
          </table:table-cell>
          <table:table-cell office:value-type="float" office:value="0.1112629" calcext:value-type="float">
            <text:p>0.1112629</text:p>
          </table:table-cell>
          <table:table-cell office:value-type="float" office:value="0.1363074" calcext:value-type="float">
            <text:p>0.1363074</text:p>
          </table:table-cell>
          <table:table-cell office:value-type="float" office:value="0.1588413" calcext:value-type="float">
            <text:p>0.1588413</text:p>
          </table:table-cell>
          <table:table-cell office:value-type="float" office:value="0.1790725" calcext:value-type="float">
            <text:p>0.1790725</text:p>
          </table:table-cell>
          <table:table-cell office:value-type="float" office:value="0.1972468" calcext:value-type="float">
            <text:p>0.1972468</text:p>
          </table:table-cell>
          <table:table-cell office:value-type="float" office:value="0.213599" calcext:value-type="float">
            <text:p>0.213599</text:p>
          </table:table-cell>
          <table:table-cell/>
          <table:table-cell office:value-type="float" office:value="0.3137223" calcext:value-type="float">
            <text:p>0.3137223</text:p>
          </table:table-cell>
          <table:table-cell table:number-columns-repeated="3"/>
        </table:table-row>
        <table:table-row table:style-name="ro1">
          <table:table-cell office:value-type="float" office:value="0.311269" calcext:value-type="float">
            <text:p>0.311269</text:p>
          </table:table-cell>
          <table:table-cell table:number-columns-repeated="13"/>
          <table:table-cell office:value-type="float" office:value="0.05499906" calcext:value-type="float">
            <text:p>0.05499906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185767" calcext:value-type="float">
            <text:p>1.85767E-05</text:p>
          </table:table-cell>
          <table:table-cell office:value-type="float" office:value="0.0002287335" calcext:value-type="float">
            <text:p>0.0002287335</text:p>
          </table:table-cell>
          <table:table-cell office:value-type="float" office:value="0.002026298" calcext:value-type="float">
            <text:p>0.002026298</text:p>
          </table:table-cell>
          <table:table-cell office:value-type="float" office:value="0.01063229" calcext:value-type="float">
            <text:p>0.01063229</text:p>
          </table:table-cell>
          <table:table-cell office:value-type="float" office:value="0.03018896" calcext:value-type="float">
            <text:p>0.03018896</text:p>
          </table:table-cell>
          <table:table-cell office:value-type="float" office:value="0.05777903" calcext:value-type="float">
            <text:p>0.05777903</text:p>
          </table:table-cell>
          <table:table-cell table:style-name="ce1" office:value-type="float" office:value="0.08901631" calcext:value-type="float">
            <text:p>0.08901631</text:p>
          </table:table-cell>
          <table:table-cell office:value-type="float" office:value="0.1202479" calcext:value-type="float">
            <text:p>0.1202479</text:p>
          </table:table-cell>
          <table:table-cell office:value-type="float" office:value="0.149309" calcext:value-type="float">
            <text:p>0.149309</text:p>
          </table:table-cell>
          <table:table-cell office:value-type="float" office:value="0.1756676" calcext:value-type="float">
            <text:p>0.1756676</text:p>
          </table:table-cell>
          <table:table-cell office:value-type="float" office:value="0.1994296" calcext:value-type="float">
            <text:p>0.1994296</text:p>
          </table:table-cell>
          <table:table-cell office:value-type="float" office:value="0.2208371" calcext:value-type="float">
            <text:p>0.2208371</text:p>
          </table:table-cell>
          <table:table-cell office:value-type="float" office:value="0.2401431" calcext:value-type="float">
            <text:p>0.2401431</text:p>
          </table:table-cell>
          <table:table-cell/>
          <table:table-cell office:value-type="float" office:value="0.3096524" calcext:value-type="float">
            <text:p>0.3096524</text:p>
          </table:table-cell>
          <table:table-cell table:number-columns-repeated="3"/>
        </table:table-row>
        <table:table-row table:style-name="ro1">
          <table:table-cell office:value-type="float" office:value="0.374742" calcext:value-type="float">
            <text:p>0.374742</text:p>
          </table:table-cell>
          <table:table-cell table:number-columns-repeated="13"/>
          <table:table-cell office:value-type="float" office:value="0.08901631" calcext:value-type="float">
            <text:p>0.0890163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2098443" calcext:value-type="float">
            <text:p>2.098443E-05</text:p>
          </table:table-cell>
          <table:table-cell office:value-type="float" office:value="0.0002552388" calcext:value-type="float">
            <text:p>0.0002552388</text:p>
          </table:table-cell>
          <table:table-cell office:value-type="float" office:value="0.002224406" calcext:value-type="float">
            <text:p>0.002224406</text:p>
          </table:table-cell>
          <table:table-cell office:value-type="float" office:value="0.01137022" calcext:value-type="float">
            <text:p>0.01137022</text:p>
          </table:table-cell>
          <table:table-cell office:value-type="float" office:value="0.03167312" calcext:value-type="float">
            <text:p>0.03167312</text:p>
          </table:table-cell>
          <table:table-cell office:value-type="float" office:value="0.06020375" calcext:value-type="float">
            <text:p>0.06020375</text:p>
          </table:table-cell>
          <table:table-cell office:value-type="float" office:value="0.09306094" calcext:value-type="float">
            <text:p>0.09306094</text:p>
          </table:table-cell>
          <table:table-cell office:value-type="float" office:value="0.1271455" calcext:value-type="float">
            <text:p>0.1271455</text:p>
          </table:table-cell>
          <table:table-cell office:value-type="float" office:value="0.1598917" calcext:value-type="float">
            <text:p>0.1598917</text:p>
          </table:table-cell>
          <table:table-cell office:value-type="float" office:value="0.1900113" calcext:value-type="float">
            <text:p>0.1900113</text:p>
          </table:table-cell>
          <table:table-cell office:value-type="float" office:value="0.2173166" calcext:value-type="float">
            <text:p>0.2173166</text:p>
          </table:table-cell>
          <table:table-cell office:value-type="float" office:value="0.2419941" calcext:value-type="float">
            <text:p>0.2419941</text:p>
          </table:table-cell>
          <table:table-cell office:value-type="float" office:value="0.2643016" calcext:value-type="float">
            <text:p>0.2643016</text:p>
          </table:table-cell>
          <table:table-cell/>
          <table:table-cell office:value-type="float" office:value="0.3055825" calcext:value-type="float">
            <text:p>0.3055825</text:p>
          </table:table-cell>
          <table:table-cell table:number-columns-repeated="3"/>
        </table:table-row>
        <table:table-row table:style-name="ro1">
          <table:table-cell office:value-type="float" office:value="0.436258" calcext:value-type="float">
            <text:p>0.436258</text:p>
          </table:table-cell>
          <table:table-cell table:number-columns-repeated="13"/>
          <table:table-cell office:value-type="float" office:value="0.1325114" calcext:value-type="float">
            <text:p>0.132511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2367779" calcext:value-type="float">
            <text:p>2.367779E-05</text:p>
          </table:table-cell>
          <table:table-cell office:value-type="float" office:value="0.0002844488" calcext:value-type="float">
            <text:p>0.0002844488</text:p>
          </table:table-cell>
          <table:table-cell office:value-type="float" office:value="0.002437536" calcext:value-type="float">
            <text:p>0.002437536</text:p>
          </table:table-cell>
          <table:table-cell office:value-type="float" office:value="0.01213255" calcext:value-type="float">
            <text:p>0.01213255</text:p>
          </table:table-cell>
          <table:table-cell office:value-type="float" office:value="0.0331453" calcext:value-type="float">
            <text:p>0.0331453</text:p>
          </table:table-cell>
          <table:table-cell office:value-type="float" office:value="0.06246238" calcext:value-type="float">
            <text:p>0.06246238</text:p>
          </table:table-cell>
          <table:table-cell office:value-type="float" office:value="0.09645231" calcext:value-type="float">
            <text:p>0.09645231</text:p>
          </table:table-cell>
          <table:table-cell table:style-name="ce1" office:value-type="float" office:value="0.1325114" calcext:value-type="float">
            <text:p>0.1325114</text:p>
          </table:table-cell>
          <table:table-cell office:value-type="float" office:value="0.1683076" calcext:value-type="float">
            <text:p>0.1683076</text:p>
          </table:table-cell>
          <table:table-cell office:value-type="float" office:value="0.2019908" calcext:value-type="float">
            <text:p>0.2019908</text:p>
          </table:table-cell>
          <table:table-cell office:value-type="float" office:value="0.2328171" calcext:value-type="float">
            <text:p>0.2328171</text:p>
          </table:table-cell>
          <table:table-cell office:value-type="float" office:value="0.2607909" calcext:value-type="float">
            <text:p>0.2607909</text:p>
          </table:table-cell>
          <table:table-cell office:value-type="float" office:value="0.2861418" calcext:value-type="float">
            <text:p>0.2861418</text:p>
          </table:table-cell>
          <table:table-cell/>
          <table:table-cell office:value-type="float" office:value="0.3015127" calcext:value-type="float">
            <text:p>0.3015127</text:p>
          </table:table-cell>
          <table:table-cell table:number-columns-repeated="3"/>
        </table:table-row>
        <table:table-row table:style-name="ro1">
          <table:table-cell office:value-type="float" office:value="0.496378" calcext:value-type="float">
            <text:p>0.496378</text:p>
          </table:table-cell>
          <table:table-cell table:number-columns-repeated="13"/>
          <table:table-cell office:value-type="float" office:value="0.1749822" calcext:value-type="float">
            <text:p>0.17498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2669116" calcext:value-type="float">
            <text:p>2.669116E-05</text:p>
          </table:table-cell>
          <table:table-cell office:value-type="float" office:value="0.0003166458" calcext:value-type="float">
            <text:p>0.0003166458</text:p>
          </table:table-cell>
          <table:table-cell office:value-type="float" office:value="0.002666783" calcext:value-type="float">
            <text:p>0.002666783</text:p>
          </table:table-cell>
          <table:table-cell office:value-type="float" office:value="0.01292161" calcext:value-type="float">
            <text:p>0.01292161</text:p>
          </table:table-cell>
          <table:table-cell office:value-type="float" office:value="0.03462064" calcext:value-type="float">
            <text:p>0.03462064</text:p>
          </table:table-cell>
          <table:table-cell office:value-type="float" office:value="0.06463772" calcext:value-type="float">
            <text:p>0.06463772</text:p>
          </table:table-cell>
          <table:table-cell office:value-type="float" office:value="0.09950359" calcext:value-type="float">
            <text:p>0.09950359</text:p>
          </table:table-cell>
          <table:table-cell office:value-type="float" office:value="0.1369278" calcext:value-type="float">
            <text:p>0.1369278</text:p>
          </table:table-cell>
          <table:table-cell table:style-name="ce1" office:value-type="float" office:value="0.1749822" calcext:value-type="float">
            <text:p>0.1749822</text:p>
          </table:table-cell>
          <table:table-cell office:value-type="float" office:value="0.2117859" calcext:value-type="float">
            <text:p>0.2117859</text:p>
          </table:table-cell>
          <table:table-cell office:value-type="float" office:value="0.2460219" calcext:value-type="float">
            <text:p>0.2460219</text:p>
          </table:table-cell>
          <table:table-cell office:value-type="float" office:value="0.2772966" calcext:value-type="float">
            <text:p>0.2772966</text:p>
          </table:table-cell>
          <table:table-cell office:value-type="float" office:value="0.3057261" calcext:value-type="float">
            <text:p>0.3057261</text:p>
          </table:table-cell>
          <table:table-cell/>
          <table:table-cell office:value-type="float" office:value="0.2974428" calcext:value-type="float">
            <text:p>0.297442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3006212" calcext:value-type="float">
            <text:p>3.006212E-05</text:p>
          </table:table-cell>
          <table:table-cell office:value-type="float" office:value="0.0003521301" calcext:value-type="float">
            <text:p>0.0003521301</text:p>
          </table:table-cell>
          <table:table-cell office:value-type="float" office:value="0.002913191" calcext:value-type="float">
            <text:p>0.002913191</text:p>
          </table:table-cell>
          <table:table-cell office:value-type="float" office:value="0.0137389" calcext:value-type="float">
            <text:p>0.0137389</text:p>
          </table:table-cell>
          <table:table-cell office:value-type="float" office:value="0.03610739" calcext:value-type="float">
            <text:p>0.03610739</text:p>
          </table:table-cell>
          <table:table-cell office:value-type="float" office:value="0.06677018" calcext:value-type="float">
            <text:p>0.06677018</text:p>
          </table:table-cell>
          <table:table-cell office:value-type="float" office:value="0.1023685" calcext:value-type="float">
            <text:p>0.1023685</text:p>
          </table:table-cell>
          <table:table-cell office:value-type="float" office:value="0.1408022" calcext:value-type="float">
            <text:p>0.1408022</text:p>
          </table:table-cell>
          <table:table-cell office:value-type="float" office:value="0.1804518" calcext:value-type="float">
            <text:p>0.1804518</text:p>
          </table:table-cell>
          <table:table-cell table:style-name="ce1" office:value-type="float" office:value="0.2197136" calcext:value-type="float">
            <text:p>0.2197136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2915815" calcext:value-type="float">
            <text:p>0.2915815</text:p>
          </table:table-cell>
          <table:table-cell office:value-type="float" office:value="0.323112" calcext:value-type="float">
            <text:p>0.323112</text:p>
          </table:table-cell>
          <table:table-cell/>
          <table:table-cell office:value-type="float" office:value="0.293373" calcext:value-type="float">
            <text:p>0.293373</text:p>
          </table:table-cell>
          <table:table-cell table:number-columns-repeated="3"/>
        </table:table-row>
        <table:table-row table:style-name="ro1">
          <table:table-cell office:value-type="float" office:value="0.555485" calcext:value-type="float">
            <text:p>0.555485</text:p>
          </table:table-cell>
          <table:table-cell table:number-columns-repeated="13"/>
          <table:table-cell office:value-type="float" office:value="0.2197136" calcext:value-type="float">
            <text:p>0.219713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3383195" calcext:value-type="float">
            <text:p>3.383195E-05</text:p>
          </table:table-cell>
          <table:table-cell office:value-type="float" office:value="0.0003912236" calcext:value-type="float">
            <text:p>0.0003912236</text:p>
          </table:table-cell>
          <table:table-cell office:value-type="float" office:value="0.003177781" calcext:value-type="float">
            <text:p>0.003177781</text:p>
          </table:table-cell>
          <table:table-cell office:value-type="float" office:value="0.01458547" calcext:value-type="float">
            <text:p>0.01458547</text:p>
          </table:table-cell>
          <table:table-cell office:value-type="float" office:value="0.03761048" calcext:value-type="float">
            <text:p>0.03761048</text:p>
          </table:table-cell>
          <table:table-cell office:value-type="float" office:value="0.06888174" calcext:value-type="float">
            <text:p>0.06888174</text:p>
          </table:table-cell>
          <table:table-cell office:value-type="float" office:value="0.1051251" calcext:value-type="float">
            <text:p>0.1051251</text:p>
          </table:table-cell>
          <table:table-cell office:value-type="float" office:value="0.1443635" calcext:value-type="float">
            <text:p>0.1443635</text:p>
          </table:table-cell>
          <table:table-cell office:value-type="float" office:value="0.1851729" calcext:value-type="float">
            <text:p>0.1851729</text:p>
          </table:table-cell>
          <table:table-cell office:value-type="float" office:value="0.2262347" calcext:value-type="float">
            <text:p>0.2262347</text:p>
          </table:table-cell>
          <table:table-cell table:style-name="ce1" office:value-type="float" office:value="0.2661637" calcext:value-type="float">
            <text:p>0.2661637</text:p>
          </table:table-cell>
          <table:table-cell office:value-type="float" office:value="0.3037376" calcext:value-type="float">
            <text:p>0.3037376</text:p>
          </table:table-cell>
          <table:table-cell office:value-type="float" office:value="0.3383538" calcext:value-type="float">
            <text:p>0.3383538</text:p>
          </table:table-cell>
          <table:table-cell/>
          <table:table-cell office:value-type="float" office:value="0.2893031" calcext:value-type="float">
            <text:p>0.2893031</text:p>
          </table:table-cell>
          <table:table-cell table:number-columns-repeated="3"/>
        </table:table-row>
        <table:table-row table:style-name="ro1">
          <table:table-cell office:value-type="float" office:value="0.613852" calcext:value-type="float">
            <text:p>0.613852</text:p>
          </table:table-cell>
          <table:table-cell table:number-columns-repeated="13"/>
          <table:table-cell office:value-type="float" office:value="0.2661637" calcext:value-type="float">
            <text:p>0.2661637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804611" calcext:value-type="float">
            <text:p>3.804611E-05</text:p>
          </table:table-cell>
          <table:table-cell office:value-type="float" office:value="0.0004342724" calcext:value-type="float">
            <text:p>0.0004342724</text:p>
          </table:table-cell>
          <table:table-cell office:value-type="float" office:value="0.003461555" calcext:value-type="float">
            <text:p>0.003461555</text:p>
          </table:table-cell>
          <table:table-cell office:value-type="float" office:value="0.0154621" calcext:value-type="float">
            <text:p>0.0154621</text:p>
          </table:table-cell>
          <table:table-cell office:value-type="float" office:value="0.03913304" calcext:value-type="float">
            <text:p>0.03913304</text:p>
          </table:table-cell>
          <table:table-cell office:value-type="float" office:value="0.07098546" calcext:value-type="float">
            <text:p>0.07098546</text:p>
          </table:table-cell>
          <table:table-cell office:value-type="float" office:value="0.1078161" calcext:value-type="float">
            <text:p>0.1078161</text:p>
          </table:table-cell>
          <table:table-cell office:value-type="float" office:value="0.1477348" calcext:value-type="float">
            <text:p>0.1477348</text:p>
          </table:table-cell>
          <table:table-cell office:value-type="float" office:value="0.18944" calcext:value-type="float">
            <text:p>0.18944</text:p>
          </table:table-cell>
          <table:table-cell office:value-type="float" office:value="0.2318136" calcext:value-type="float">
            <text:p>0.2318136</text:p>
          </table:table-cell>
          <table:table-cell office:value-type="float" office:value="0.2737122" calcext:value-type="float">
            <text:p>0.2737122</text:p>
          </table:table-cell>
          <table:table-cell table:style-name="ce1" office:value-type="float" office:value="0.3139329" calcext:value-type="float">
            <text:p>0.3139329</text:p>
          </table:table-cell>
          <table:table-cell table:style-name="ce2" office:value-type="float" office:value="0.3515168" calcext:value-type="float">
            <text:p>0.3515168</text:p>
          </table:table-cell>
          <table:table-cell/>
          <table:table-cell office:value-type="float" office:value="0.2852333" calcext:value-type="float">
            <text:p>0.2852333</text:p>
          </table:table-cell>
          <table:table-cell table:number-columns-repeated="3"/>
        </table:table-row>
        <table:table-row table:style-name="ro1">
          <table:table-cell office:value-type="float" office:value="0.671675" calcext:value-type="float">
            <text:p>0.671675</text:p>
          </table:table-cell>
          <table:table-cell table:number-columns-repeated="13"/>
          <table:table-cell office:value-type="float" office:value="0.3139329" calcext:value-type="float">
            <text:p>0.313932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427547" calcext:value-type="float">
            <text:p>4.27547E-05</text:p>
          </table:table-cell>
          <table:table-cell office:value-type="float" office:value="0.0004816497" calcext:value-type="float">
            <text:p>0.0004816497</text:p>
          </table:table-cell>
          <table:table-cell office:value-type="float" office:value="0.003765508" calcext:value-type="float">
            <text:p>0.003765508</text:p>
          </table:table-cell>
          <table:table-cell office:value-type="float" office:value="0.01636938" calcext:value-type="float">
            <text:p>0.01636938</text:p>
          </table:table-cell>
          <table:table-cell office:value-type="float" office:value="0.04067716" calcext:value-type="float">
            <text:p>0.04067716</text:p>
          </table:table-cell>
          <table:table-cell office:value-type="float" office:value="0.07308962" calcext:value-type="float">
            <text:p>0.07308962</text:p>
          </table:table-cell>
          <table:table-cell office:value-type="float" office:value="0.1104668" calcext:value-type="float">
            <text:p>0.1104668</text:p>
          </table:table-cell>
          <table:table-cell office:value-type="float" office:value="0.1509851" calcext:value-type="float">
            <text:p>0.1509851</text:p>
          </table:table-cell>
          <table:table-cell office:value-type="float" office:value="0.1934233" calcext:value-type="float">
            <text:p>0.1934233</text:p>
          </table:table-cell>
          <table:table-cell office:value-type="float" office:value="0.2367925" calcext:value-type="float">
            <text:p>0.2367925</text:p>
          </table:table-cell>
          <table:table-cell office:value-type="float" office:value="0.2801476" calcext:value-type="float">
            <text:p>0.2801476</text:p>
          </table:table-cell>
          <table:table-cell office:value-type="float" office:value="0.3224699" calcext:value-type="float">
            <text:p>0.3224699</text:p>
          </table:table-cell>
          <table:table-cell office:value-type="float" office:value="0.3627196" calcext:value-type="float">
            <text:p>0.3627196</text:p>
          </table:table-cell>
          <table:table-cell/>
          <table:table-cell office:value-type="float" office:value="0.2811634" calcext:value-type="float">
            <text:p>0.2811634</text:p>
          </table:table-cell>
          <table:table-cell table:number-columns-repeated="3"/>
        </table:table-row>
        <table:table-row table:style-name="ro1">
          <table:table-cell office:value-type="float" office:value="0.729101" calcext:value-type="float">
            <text:p>0.729101</text:p>
          </table:table-cell>
          <table:table-cell table:number-columns-repeated="13"/>
          <table:table-cell office:value-type="float" office:value="0.3721977" calcext:value-type="float">
            <text:p>0.3721977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4801291" calcext:value-type="float">
            <text:p>4.801291E-05</text:p>
          </table:table-cell>
          <table:table-cell office:value-type="float" office:value="0.0005337569" calcext:value-type="float">
            <text:p>0.0005337569</text:p>
          </table:table-cell>
          <table:table-cell office:value-type="float" office:value="0.004090622" calcext:value-type="float">
            <text:p>0.004090622</text:p>
          </table:table-cell>
          <table:table-cell office:value-type="float" office:value="0.01730777" calcext:value-type="float">
            <text:p>0.01730777</text:p>
          </table:table-cell>
          <table:table-cell office:value-type="float" office:value="0.04224428" calcext:value-type="float">
            <text:p>0.04224428</text:p>
          </table:table-cell>
          <table:table-cell office:value-type="float" office:value="0.07519979" calcext:value-type="float">
            <text:p>0.07519979</text:p>
          </table:table-cell>
          <table:table-cell office:value-type="float" office:value="0.1130935" calcext:value-type="float">
            <text:p>0.1130935</text:p>
          </table:table-cell>
          <table:table-cell office:value-type="float" office:value="0.1541557" calcext:value-type="float">
            <text:p>0.1541557</text:p>
          </table:table-cell>
          <table:table-cell office:value-type="float" office:value="0.1972217" calcext:value-type="float">
            <text:p>0.1972217</text:p>
          </table:table-cell>
          <table:table-cell office:value-type="float" office:value="0.2413865" calcext:value-type="float">
            <text:p>0.2413865</text:p>
          </table:table-cell>
          <table:table-cell office:value-type="float" office:value="0.2858401" calcext:value-type="float">
            <text:p>0.2858401</text:p>
          </table:table-cell>
          <table:table-cell office:value-type="float" office:value="0.3297504" calcext:value-type="float">
            <text:p>0.3297504</text:p>
          </table:table-cell>
          <table:table-cell table:style-name="ce1" office:value-type="float" office:value="0.3721977" calcext:value-type="float">
            <text:p>0.3721977</text:p>
          </table:table-cell>
          <table:table-cell/>
          <table:table-cell office:value-type="float" office:value="0.2770936" calcext:value-type="float">
            <text:p>0.277093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538816" calcext:value-type="float">
            <text:p>5.38816E-05</text:p>
          </table:table-cell>
          <table:table-cell office:value-type="float" office:value="0.0005910261" calcext:value-type="float">
            <text:p>0.0005910261</text:p>
          </table:table-cell>
          <table:table-cell office:value-type="float" office:value="0.004437868" calcext:value-type="float">
            <text:p>0.004437868</text:p>
          </table:table-cell>
          <table:table-cell office:value-type="float" office:value="0.01827764" calcext:value-type="float">
            <text:p>0.01827764</text:p>
          </table:table-cell>
          <table:table-cell office:value-type="float" office:value="0.04383542" calcext:value-type="float">
            <text:p>0.04383542</text:p>
          </table:table-cell>
          <table:table-cell office:value-type="float" office:value="0.07731982" calcext:value-type="float">
            <text:p>0.07731982</text:p>
          </table:table-cell>
          <table:table-cell office:value-type="float" office:value="0.1157067" calcext:value-type="float">
            <text:p>0.1157067</text:p>
          </table:table-cell>
          <table:table-cell office:value-type="float" office:value="0.1572725" calcext:value-type="float">
            <text:p>0.1572725</text:p>
          </table:table-cell>
          <table:table-cell office:value-type="float" office:value="0.2008946" calcext:value-type="float">
            <text:p>0.2008946</text:p>
          </table:table-cell>
          <table:table-cell office:value-type="float" office:value="0.2457249" calcext:value-type="float">
            <text:p>0.2457249</text:p>
          </table:table-cell>
          <table:table-cell office:value-type="float" office:value="0.2910427" calcext:value-type="float">
            <text:p>0.2910427</text:p>
          </table:table-cell>
          <table:table-cell office:value-type="float" office:value="0.3361537" calcext:value-type="float">
            <text:p>0.3361537</text:p>
          </table:table-cell>
          <table:table-cell office:value-type="float" office:value="0.3803041" calcext:value-type="float">
            <text:p>0.3803041</text:p>
          </table:table-cell>
          <table:table-cell/>
          <table:table-cell office:value-type="float" office:value="0.2730238" calcext:value-type="float">
            <text:p>0.2730238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6042777" calcext:value-type="float">
            <text:p>6.042777E-05</text:p>
          </table:table-cell>
          <table:table-cell office:value-type="float" office:value="0.0006539214" calcext:value-type="float">
            <text:p>0.0006539214</text:p>
          </table:table-cell>
          <table:table-cell office:value-type="float" office:value="0.004808203" calcext:value-type="float">
            <text:p>0.004808203</text:p>
          </table:table-cell>
          <table:table-cell office:value-type="float" office:value="0.01927927" calcext:value-type="float">
            <text:p>0.01927927</text:p>
          </table:table-cell>
          <table:table-cell office:value-type="float" office:value="0.04545131" calcext:value-type="float">
            <text:p>0.04545131</text:p>
          </table:table-cell>
          <table:table-cell office:value-type="float" office:value="0.0794525" calcext:value-type="float">
            <text:p>0.0794525</text:p>
          </table:table-cell>
          <table:table-cell office:value-type="float" office:value="0.1183139" calcext:value-type="float">
            <text:p>0.1183139</text:p>
          </table:table-cell>
          <table:table-cell office:value-type="float" office:value="0.1603528" calcext:value-type="float">
            <text:p>0.1603528</text:p>
          </table:table-cell>
          <table:table-cell office:value-type="float" office:value="0.2044798" calcext:value-type="float">
            <text:p>0.2044798</text:p>
          </table:table-cell>
          <table:table-cell office:value-type="float" office:value="0.2498873" calcext:value-type="float">
            <text:p>0.2498873</text:p>
          </table:table-cell>
          <table:table-cell office:value-type="float" office:value="0.2959148" calcext:value-type="float">
            <text:p>0.2959148</text:p>
          </table:table-cell>
          <table:table-cell office:value-type="float" office:value="0.3419619" calcext:value-type="float">
            <text:p>0.3419619</text:p>
          </table:table-cell>
          <table:table-cell office:value-type="float" office:value="0.3874113" calcext:value-type="float">
            <text:p>0.3874113</text:p>
          </table:table-cell>
          <table:table-cell/>
          <table:table-cell office:value-type="float" office:value="0.268954" calcext:value-type="float">
            <text:p>0.26895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6772522" calcext:value-type="float">
            <text:p>6.772522E-05</text:p>
          </table:table-cell>
          <table:table-cell office:value-type="float" office:value="0.0007229409" calcext:value-type="float">
            <text:p>0.0007229409</text:p>
          </table:table-cell>
          <table:table-cell office:value-type="float" office:value="0.005202567" calcext:value-type="float">
            <text:p>0.005202567</text:p>
          </table:table-cell>
          <table:table-cell office:value-type="float" office:value="0.02031288" calcext:value-type="float">
            <text:p>0.02031288</text:p>
          </table:table-cell>
          <table:table-cell office:value-type="float" office:value="0.0470925" calcext:value-type="float">
            <text:p>0.0470925</text:p>
          </table:table-cell>
          <table:table-cell office:value-type="float" office:value="0.08159987" calcext:value-type="float">
            <text:p>0.08159987</text:p>
          </table:table-cell>
          <table:table-cell office:value-type="float" office:value="0.1209204" calcext:value-type="float">
            <text:p>0.1209204</text:p>
          </table:table-cell>
          <table:table-cell office:value-type="float" office:value="0.1634085" calcext:value-type="float">
            <text:p>0.1634085</text:p>
          </table:table-cell>
          <table:table-cell office:value-type="float" office:value="0.2080023" calcext:value-type="float">
            <text:p>0.2080023</text:p>
          </table:table-cell>
          <table:table-cell office:value-type="float" office:value="0.2539245" calcext:value-type="float">
            <text:p>0.2539245</text:p>
          </table:table-cell>
          <table:table-cell office:value-type="float" office:value="0.3005568" calcext:value-type="float">
            <text:p>0.3005568</text:p>
          </table:table-cell>
          <table:table-cell office:value-type="float" office:value="0.3473622" calcext:value-type="float">
            <text:p>0.3473622</text:p>
          </table:table-cell>
          <table:table-cell office:value-type="float" office:value="0.3938209" calcext:value-type="float">
            <text:p>0.3938209</text:p>
          </table:table-cell>
          <table:table-cell/>
          <table:table-cell office:value-type="float" office:value="0.2648841" calcext:value-type="float">
            <text:p>0.2648841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07585515" calcext:value-type="float">
            <text:p>7.585515E-05</text:p>
          </table:table-cell>
          <table:table-cell office:value-type="float" office:value="0.000798618" calcext:value-type="float">
            <text:p>0.000798618</text:p>
          </table:table-cell>
          <table:table-cell office:value-type="float" office:value="0.005621884" calcext:value-type="float">
            <text:p>0.005621884</text:p>
          </table:table-cell>
          <table:table-cell office:value-type="float" office:value="0.02137866" calcext:value-type="float">
            <text:p>0.02137866</text:p>
          </table:table-cell>
          <table:table-cell office:value-type="float" office:value="0.04875936" calcext:value-type="float">
            <text:p>0.04875936</text:p>
          </table:table-cell>
          <table:table-cell office:value-type="float" office:value="0.08376348" calcext:value-type="float">
            <text:p>0.08376348</text:p>
          </table:table-cell>
          <table:table-cell office:value-type="float" office:value="0.1235302" calcext:value-type="float">
            <text:p>0.1235302</text:p>
          </table:table-cell>
          <table:table-cell office:value-type="float" office:value="0.1664483" calcext:value-type="float">
            <text:p>0.1664483</text:p>
          </table:table-cell>
          <table:table-cell office:value-type="float" office:value="0.2114794" calcext:value-type="float">
            <text:p>0.2114794</text:p>
          </table:table-cell>
          <table:table-cell office:value-type="float" office:value="0.2578702" calcext:value-type="float">
            <text:p>0.2578702</text:p>
          </table:table-cell>
          <table:table-cell office:value-type="float" office:value="0.3050331" calcext:value-type="float">
            <text:p>0.3050331</text:p>
          </table:table-cell>
          <table:table-cell office:value-type="float" office:value="0.3524756" calcext:value-type="float">
            <text:p>0.3524756</text:p>
          </table:table-cell>
          <table:table-cell office:value-type="float" office:value="0.3997444" calcext:value-type="float">
            <text:p>0.3997444</text:p>
          </table:table-cell>
          <table:table-cell/>
          <table:table-cell office:value-type="float" office:value="0.2608143" calcext:value-type="float">
            <text:p>0.26081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8490699" calcext:value-type="float">
            <text:p>8.490699E-05</text:p>
          </table:table-cell>
          <table:table-cell office:value-type="float" office:value="0.0008815233" calcext:value-type="float">
            <text:p>0.0008815233</text:p>
          </table:table-cell>
          <table:table-cell office:value-type="float" office:value="0.006067056" calcext:value-type="float">
            <text:p>0.006067056</text:p>
          </table:table-cell>
          <table:table-cell office:value-type="float" office:value="0.02247674" calcext:value-type="float">
            <text:p>0.02247674</text:p>
          </table:table-cell>
          <table:table-cell office:value-type="float" office:value="0.05045217" calcext:value-type="float">
            <text:p>0.05045217</text:p>
          </table:table-cell>
          <table:table-cell office:value-type="float" office:value="0.0859445" calcext:value-type="float">
            <text:p>0.0859445</text:p>
          </table:table-cell>
          <table:table-cell office:value-type="float" office:value="0.1261462" calcext:value-type="float">
            <text:p>0.1261462</text:p>
          </table:table-cell>
          <table:table-cell office:value-type="float" office:value="0.1694784" calcext:value-type="float">
            <text:p>0.1694784</text:p>
          </table:table-cell>
          <table:table-cell office:value-type="float" office:value="0.2149234" calcext:value-type="float">
            <text:p>0.2149234</text:p>
          </table:table-cell>
          <table:table-cell office:value-type="float" office:value="0.2617477" calcext:value-type="float">
            <text:p>0.2617477</text:p>
          </table:table-cell>
          <table:table-cell office:value-type="float" office:value="0.3093871" calcext:value-type="float">
            <text:p>0.3093871</text:p>
          </table:table-cell>
          <table:table-cell office:value-type="float" office:value="0.3573808" calcext:value-type="float">
            <text:p>0.3573808</text:p>
          </table:table-cell>
          <table:table-cell office:value-type="float" office:value="0.4053224" calcext:value-type="float">
            <text:p>0.4053224</text:p>
          </table:table-cell>
          <table:table-cell/>
          <table:table-cell office:value-type="float" office:value="0.2567445" calcext:value-type="float">
            <text:p>0.2567445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09497912" calcext:value-type="float">
            <text:p>9.497912E-05</text:p>
          </table:table-cell>
          <table:table-cell office:value-type="float" office:value="0.000972266" calcext:value-type="float">
            <text:p>0.000972266</text:p>
          </table:table-cell>
          <table:table-cell office:value-type="float" office:value="0.006538968" calcext:value-type="float">
            <text:p>0.006538968</text:p>
          </table:table-cell>
          <table:table-cell office:value-type="float" office:value="0.02360723" calcext:value-type="float">
            <text:p>0.02360723</text:p>
          </table:table-cell>
          <table:table-cell office:value-type="float" office:value="0.05217116" calcext:value-type="float">
            <text:p>0.05217116</text:p>
          </table:table-cell>
          <table:table-cell office:value-type="float" office:value="0.08814385" calcext:value-type="float">
            <text:p>0.08814385</text:p>
          </table:table-cell>
          <table:table-cell office:value-type="float" office:value="0.1287708" calcext:value-type="float">
            <text:p>0.1287708</text:p>
          </table:table-cell>
          <table:table-cell office:value-type="float" office:value="0.1725036" calcext:value-type="float">
            <text:p>0.1725036</text:p>
          </table:table-cell>
          <table:table-cell office:value-type="float" office:value="0.2183435" calcext:value-type="float">
            <text:p>0.2183435</text:p>
          </table:table-cell>
          <table:table-cell office:value-type="float" office:value="0.2655736" calcext:value-type="float">
            <text:p>0.2655736</text:p>
          </table:table-cell>
          <table:table-cell office:value-type="float" office:value="0.3136485" calcext:value-type="float">
            <text:p>0.3136485</text:p>
          </table:table-cell>
          <table:table-cell office:value-type="float" office:value="0.3621312" calcext:value-type="float">
            <text:p>0.3621312</text:p>
          </table:table-cell>
          <table:table-cell office:value-type="float" office:value="0.4106483" calcext:value-type="float">
            <text:p>0.4106483</text:p>
          </table:table-cell>
          <table:table-cell/>
          <table:table-cell office:value-type="float" office:value="0.2526747" calcext:value-type="float">
            <text:p>0.2526747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10618" calcext:value-type="float">
            <text:p>0.00010618</text:p>
          </table:table-cell>
          <table:table-cell office:value-type="float" office:value="0.001071497" calcext:value-type="float">
            <text:p>0.001071497</text:p>
          </table:table-cell>
          <table:table-cell office:value-type="float" office:value="0.007038486" calcext:value-type="float">
            <text:p>0.007038486</text:p>
          </table:table-cell>
          <table:table-cell office:value-type="float" office:value="0.02477021" calcext:value-type="float">
            <text:p>0.02477021</text:p>
          </table:table-cell>
          <table:table-cell office:value-type="float" office:value="0.05391647" calcext:value-type="float">
            <text:p>0.05391647</text:p>
          </table:table-cell>
          <table:table-cell office:value-type="float" office:value="0.09036224" calcext:value-type="float">
            <text:p>0.09036224</text:p>
          </table:table-cell>
          <table:table-cell office:value-type="float" office:value="0.1314057" calcext:value-type="float">
            <text:p>0.1314057</text:p>
          </table:table-cell>
          <table:table-cell office:value-type="float" office:value="0.1755275" calcext:value-type="float">
            <text:p>0.1755275</text:p>
          </table:table-cell>
          <table:table-cell office:value-type="float" office:value="0.2217464" calcext:value-type="float">
            <text:p>0.2217464</text:p>
          </table:table-cell>
          <table:table-cell office:value-type="float" office:value="0.2693602" calcext:value-type="float">
            <text:p>0.2693602</text:p>
          </table:table-cell>
          <table:table-cell office:value-type="float" office:value="0.3178386" calcext:value-type="float">
            <text:p>0.3178386</text:p>
          </table:table-cell>
          <table:table-cell office:value-type="float" office:value="0.3667633" calcext:value-type="float">
            <text:p>0.3667633</text:p>
          </table:table-cell>
          <table:table-cell office:value-type="float" office:value="0.4157853" calcext:value-type="float">
            <text:p>0.4157853</text:p>
          </table:table-cell>
          <table:table-cell/>
          <table:table-cell office:value-type="float" office:value="0.2486049" calcext:value-type="float">
            <text:p>0.2486049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118629" calcext:value-type="float">
            <text:p>0.000118629</text:p>
          </table:table-cell>
          <table:table-cell office:value-type="float" office:value="0.00117991" calcext:value-type="float">
            <text:p>0.00117991</text:p>
          </table:table-cell>
          <table:table-cell office:value-type="float" office:value="0.007566464" calcext:value-type="float">
            <text:p>0.007566464</text:p>
          </table:table-cell>
          <table:table-cell office:value-type="float" office:value="0.0259658" calcext:value-type="float">
            <text:p>0.0259658</text:p>
          </table:table-cell>
          <table:table-cell office:value-type="float" office:value="0.05568827" calcext:value-type="float">
            <text:p>0.05568827</text:p>
          </table:table-cell>
          <table:table-cell office:value-type="float" office:value="0.09260029" calcext:value-type="float">
            <text:p>0.09260029</text:p>
          </table:table-cell>
          <table:table-cell office:value-type="float" office:value="0.1340523" calcext:value-type="float">
            <text:p>0.1340523</text:p>
          </table:table-cell>
          <table:table-cell office:value-type="float" office:value="0.1785531" calcext:value-type="float">
            <text:p>0.1785531</text:p>
          </table:table-cell>
          <table:table-cell office:value-type="float" office:value="0.2251376" calcext:value-type="float">
            <text:p>0.2251376</text:p>
          </table:table-cell>
          <table:table-cell office:value-type="float" office:value="0.2731166" calcext:value-type="float">
            <text:p>0.2731166</text:p>
          </table:table-cell>
          <table:table-cell office:value-type="float" office:value="0.3219731" calcext:value-type="float">
            <text:p>0.3219731</text:p>
          </table:table-cell>
          <table:table-cell office:value-type="float" office:value="0.3713034" calcext:value-type="float">
            <text:p>0.3713034</text:p>
          </table:table-cell>
          <table:table-cell office:value-type="float" office:value="0.4207774" calcext:value-type="float">
            <text:p>0.4207774</text:p>
          </table:table-cell>
          <table:table-cell/>
          <table:table-cell office:value-type="float" office:value="0.2445351" calcext:value-type="float">
            <text:p>0.244535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1324585" calcext:value-type="float">
            <text:p>0.0001324585</text:p>
          </table:table-cell>
          <table:table-cell office:value-type="float" office:value="0.001298249" calcext:value-type="float">
            <text:p>0.001298249</text:p>
          </table:table-cell>
          <table:table-cell office:value-type="float" office:value="0.008123754" calcext:value-type="float">
            <text:p>0.008123754</text:p>
          </table:table-cell>
          <table:table-cell office:value-type="float" office:value="0.02719412" calcext:value-type="float">
            <text:p>0.02719412</text:p>
          </table:table-cell>
          <table:table-cell office:value-type="float" office:value="0.05748673" calcext:value-type="float">
            <text:p>0.05748673</text:p>
          </table:table-cell>
          <table:table-cell office:value-type="float" office:value="0.09485851" calcext:value-type="float">
            <text:p>0.09485851</text:p>
          </table:table-cell>
          <table:table-cell office:value-type="float" office:value="0.1367118" calcext:value-type="float">
            <text:p>0.1367118</text:p>
          </table:table-cell>
          <table:table-cell office:value-type="float" office:value="0.1815826" calcext:value-type="float">
            <text:p>0.1815826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2768499" calcext:value-type="float">
            <text:p>0.2768499</text:p>
          </table:table-cell>
          <table:table-cell office:value-type="float" office:value="0.3260636" calcext:value-type="float">
            <text:p>0.3260636</text:p>
          </table:table-cell>
          <table:table-cell office:value-type="float" office:value="0.3757708" calcext:value-type="float">
            <text:p>0.3757708</text:p>
          </table:table-cell>
          <table:table-cell office:value-type="float" office:value="0.4256559" calcext:value-type="float">
            <text:p>0.4256559</text:p>
          </table:table-cell>
          <table:table-cell/>
          <table:table-cell office:value-type="float" office:value="0.2404653" calcext:value-type="float">
            <text:p>0.240465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1478152" calcext:value-type="float">
            <text:p>0.0001478152</text:p>
          </table:table-cell>
          <table:table-cell office:value-type="float" office:value="0.001427311" calcext:value-type="float">
            <text:p>0.001427311</text:p>
          </table:table-cell>
          <table:table-cell office:value-type="float" office:value="0.008711227" calcext:value-type="float">
            <text:p>0.008711227</text:p>
          </table:table-cell>
          <table:table-cell office:value-type="float" office:value="0.02845535" calcext:value-type="float">
            <text:p>0.02845535</text:p>
          </table:table-cell>
          <table:table-cell office:value-type="float" office:value="0.05931205" calcext:value-type="float">
            <text:p>0.05931205</text:p>
          </table:table-cell>
          <table:table-cell office:value-type="float" office:value="0.0971374" calcext:value-type="float">
            <text:p>0.0971374</text:p>
          </table:table-cell>
          <table:table-cell office:value-type="float" office:value="0.1393853" calcext:value-type="float">
            <text:p>0.1393853</text:p>
          </table:table-cell>
          <table:table-cell office:value-type="float" office:value="0.1846178" calcext:value-type="float">
            <text:p>0.184617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805657" calcext:value-type="float">
            <text:p>0.2805657</text:p>
          </table:table-cell>
          <table:table-cell office:value-type="float" office:value="0.3301193" calcext:value-type="float">
            <text:p>0.3301193</text:p>
          </table:table-cell>
          <table:table-cell office:value-type="float" office:value="0.3801799" calcext:value-type="float">
            <text:p>0.3801799</text:p>
          </table:table-cell>
          <table:table-cell office:value-type="float" office:value="0.4304441" calcext:value-type="float">
            <text:p>0.4304441</text:p>
          </table:table-cell>
          <table:table-cell/>
          <table:table-cell office:value-type="float" office:value="0.2363955" calcext:value-type="float">
            <text:p>0.2363955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1648639" calcext:value-type="float">
            <text:p>0.0001648639</text:p>
          </table:table-cell>
          <table:table-cell office:value-type="float" office:value="0.001567963" calcext:value-type="float">
            <text:p>0.001567963</text:p>
          </table:table-cell>
          <table:table-cell office:value-type="float" office:value="0.009329805" calcext:value-type="float">
            <text:p>0.009329805</text:p>
          </table:table-cell>
          <table:table-cell office:value-type="float" office:value="0.02974979" calcext:value-type="float">
            <text:p>0.02974979</text:p>
          </table:table-cell>
          <table:table-cell office:value-type="float" office:value="0.06116459" calcext:value-type="float">
            <text:p>0.06116459</text:p>
          </table:table-cell>
          <table:table-cell office:value-type="float" office:value="0.09943752" calcext:value-type="float">
            <text:p>0.09943752</text:p>
          </table:table-cell>
          <table:table-cell office:value-type="float" office:value="0.1420736" calcext:value-type="float">
            <text:p>0.1420736</text:p>
          </table:table-cell>
          <table:table-cell office:value-type="float" office:value="0.1876605" calcext:value-type="float">
            <text:p>0.1876605</text:p>
          </table:table-cell>
          <table:table-cell office:value-type="float" office:value="0.2352772" calcext:value-type="float">
            <text:p>0.2352772</text:p>
          </table:table-cell>
          <table:table-cell office:value-type="float" office:value="0.2842682" calcext:value-type="float">
            <text:p>0.2842682</text:p>
          </table:table-cell>
          <table:table-cell office:value-type="float" office:value="0.334147" calcext:value-type="float">
            <text:p>0.334147</text:p>
          </table:table-cell>
          <table:table-cell office:value-type="float" office:value="0.3845418" calcext:value-type="float">
            <text:p>0.3845418</text:p>
          </table:table-cell>
          <table:table-cell office:value-type="float" office:value="0.4351591" calcext:value-type="float">
            <text:p>0.4351591</text:p>
          </table:table-cell>
          <table:table-cell/>
          <table:table-cell office:value-type="float" office:value="0.2323257" calcext:value-type="float">
            <text:p>0.2323257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-00-00</text:date>, <text:time style:data-style-name="N2" text:time-value="21:43:02.635309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22:30:23.758679233</dc:date>
    <meta:editing-duration>PT42M49S</meta:editing-duration>
    <meta:editing-cycles>3</meta:editing-cycles>
    <meta:generator>LibreOffice/6.4.5.2$Linux_X86_64 LibreOffice_project/40$Build-2</meta:generator>
    <meta:document-statistic meta:table-count="1" meta:cell-count="4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3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0.45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 7 8 9 10 11 12 13" chart:style-name="ch1">
        <chart:legend chart:legend-position="end" svg:x="13.651cm" svg:y="0.964cm" style:legend-expansion="high" chart:style-name="ch2"/>
        <chart:plot-area chart:style-name="ch3" table:cell-range-address="dc_analysis_large_signal_id_vds_vgs.A1:dc_analysis_large_signal_id_vds_vgs.O41" chart:data-source-has-labels="both" svg:x="0.32cm" svg:y="0.18cm" svg:width="13.011cm" svg:height="8.64cm">
          <chartooo:coordinate-region svg:x="1.232cm" svg:y="0.379cm" svg:width="11.859cm" svg:height="7.794cm"/>
          <chart:axis chart:dimension="x" chart:name="primary-x" chart:style-name="ch4" chartooo:axis-type="auto">
            <chart:categories table:cell-range-address="dc_analysis_large_signal_id_vds_vgs.A2:dc_analysis_large_signal_id_vds_vgs.A4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c_analysis_large_signal_id_vds_vgs.B2:dc_analysis_large_signal_id_vds_vgs.B41" chart:label-cell-address="dc_analysis_large_signal_id_vds_vgs.B1:dc_analysis_large_signal_id_vds_vgs.B1" chart:class="chart:scatter">
            <chart:domain table:cell-range-address="dc_analysis_large_signal_id_vds_vgs.A2:dc_analysis_large_signal_id_vds_vgs.A41"/>
            <chart:data-point chart:repeated="40"/>
          </chart:series>
          <chart:series chart:style-name="ch8" chart:values-cell-range-address="dc_analysis_large_signal_id_vds_vgs.C2:dc_analysis_large_signal_id_vds_vgs.C41" chart:label-cell-address="dc_analysis_large_signal_id_vds_vgs.C1:dc_analysis_large_signal_id_vds_vgs.C1" chart:class="chart:scatter">
            <chart:data-point chart:repeated="40"/>
          </chart:series>
          <chart:series chart:style-name="ch9" chart:values-cell-range-address="dc_analysis_large_signal_id_vds_vgs.D2:dc_analysis_large_signal_id_vds_vgs.D41" chart:label-cell-address="dc_analysis_large_signal_id_vds_vgs.D1:dc_analysis_large_signal_id_vds_vgs.D1" chart:class="chart:scatter">
            <chart:data-point chart:repeated="40"/>
          </chart:series>
          <chart:series chart:style-name="ch10" chart:values-cell-range-address="dc_analysis_large_signal_id_vds_vgs.E2:dc_analysis_large_signal_id_vds_vgs.E41" chart:label-cell-address="dc_analysis_large_signal_id_vds_vgs.E1:dc_analysis_large_signal_id_vds_vgs.E1" chart:class="chart:scatter">
            <chart:data-point chart:repeated="40"/>
          </chart:series>
          <chart:series chart:style-name="ch11" chart:values-cell-range-address="dc_analysis_large_signal_id_vds_vgs.F2:dc_analysis_large_signal_id_vds_vgs.F41" chart:label-cell-address="dc_analysis_large_signal_id_vds_vgs.F1:dc_analysis_large_signal_id_vds_vgs.F1" chart:class="chart:scatter">
            <chart:data-point chart:repeated="40"/>
          </chart:series>
          <chart:series chart:style-name="ch12" chart:values-cell-range-address="dc_analysis_large_signal_id_vds_vgs.G2:dc_analysis_large_signal_id_vds_vgs.G41" chart:label-cell-address="dc_analysis_large_signal_id_vds_vgs.G1:dc_analysis_large_signal_id_vds_vgs.G1" chart:class="chart:scatter">
            <chart:data-point chart:repeated="40"/>
          </chart:series>
          <chart:series chart:style-name="ch13" chart:values-cell-range-address="dc_analysis_large_signal_id_vds_vgs.H2:dc_analysis_large_signal_id_vds_vgs.H41" chart:label-cell-address="dc_analysis_large_signal_id_vds_vgs.H1:dc_analysis_large_signal_id_vds_vgs.H1" chart:class="chart:scatter">
            <chart:data-point chart:repeated="40"/>
          </chart:series>
          <chart:series chart:style-name="ch14" chart:values-cell-range-address="dc_analysis_large_signal_id_vds_vgs.I2:dc_analysis_large_signal_id_vds_vgs.I41" chart:label-cell-address="dc_analysis_large_signal_id_vds_vgs.I1:dc_analysis_large_signal_id_vds_vgs.I1" chart:class="chart:scatter">
            <chart:data-point chart:repeated="40"/>
          </chart:series>
          <chart:series chart:style-name="ch15" chart:values-cell-range-address="dc_analysis_large_signal_id_vds_vgs.J2:dc_analysis_large_signal_id_vds_vgs.J41" chart:label-cell-address="dc_analysis_large_signal_id_vds_vgs.J1:dc_analysis_large_signal_id_vds_vgs.J1" chart:class="chart:scatter">
            <chart:data-point chart:repeated="40"/>
          </chart:series>
          <chart:series chart:style-name="ch16" chart:values-cell-range-address="dc_analysis_large_signal_id_vds_vgs.K2:dc_analysis_large_signal_id_vds_vgs.K41" chart:label-cell-address="dc_analysis_large_signal_id_vds_vgs.K1:dc_analysis_large_signal_id_vds_vgs.K1" chart:class="chart:scatter">
            <chart:data-point chart:repeated="40"/>
          </chart:series>
          <chart:series chart:style-name="ch17" chart:values-cell-range-address="dc_analysis_large_signal_id_vds_vgs.L2:dc_analysis_large_signal_id_vds_vgs.L41" chart:label-cell-address="dc_analysis_large_signal_id_vds_vgs.L1:dc_analysis_large_signal_id_vds_vgs.L1" chart:class="chart:scatter">
            <chart:data-point chart:repeated="40"/>
          </chart:series>
          <chart:series chart:style-name="ch18" chart:values-cell-range-address="dc_analysis_large_signal_id_vds_vgs.M2:dc_analysis_large_signal_id_vds_vgs.M41" chart:label-cell-address="dc_analysis_large_signal_id_vds_vgs.M1:dc_analysis_large_signal_id_vds_vgs.M1" chart:class="chart:scatter">
            <chart:data-point chart:repeated="40"/>
          </chart:series>
          <chart:series chart:style-name="ch19" chart:values-cell-range-address="dc_analysis_large_signal_id_vds_vgs.N2:dc_analysis_large_signal_id_vds_vgs.N41" chart:label-cell-address="dc_analysis_large_signal_id_vds_vgs.N1:dc_analysis_large_signal_id_vds_vgs.N1" chart:class="chart:scatter">
            <chart:data-point chart:repeated="40"/>
          </chart:series>
          <chart:series chart:style-name="ch20" chart:values-cell-range-address="dc_analysis_large_signal_id_vds_vgs.O2:dc_analysis_large_signal_id_vds_vgs.O41" chart:label-cell-address="dc_analysis_large_signal_id_vds_vgs.O1:dc_analysis_large_signal_id_vds_vgs.O1" chart:class="chart:scatter">
            <chart:data-point chart:repeated="4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</text:p>
                <draw:g>
                  <svg:desc>dc_analysis_large_signal_id_vds_vgs.B1:dc_analysis_large_signal_id_vds_vgs.B1</svg:desc>
                </draw:g>
              </table:table-cell>
              <table:table-cell office:value-type="string">
                <text:p>0.2</text:p>
                <draw:g>
                  <svg:desc>dc_analysis_large_signal_id_vds_vgs.C1:dc_analysis_large_signal_id_vds_vgs.C1</svg:desc>
                </draw:g>
              </table:table-cell>
              <table:table-cell office:value-type="string">
                <text:p>0.3</text:p>
                <draw:g>
                  <svg:desc>dc_analysis_large_signal_id_vds_vgs.D1:dc_analysis_large_signal_id_vds_vgs.D1</svg:desc>
                </draw:g>
              </table:table-cell>
              <table:table-cell office:value-type="string">
                <text:p>0.4</text:p>
                <draw:g>
                  <svg:desc>dc_analysis_large_signal_id_vds_vgs.E1:dc_analysis_large_signal_id_vds_vgs.E1</svg:desc>
                </draw:g>
              </table:table-cell>
              <table:table-cell office:value-type="string">
                <text:p>0.5</text:p>
                <draw:g>
                  <svg:desc>dc_analysis_large_signal_id_vds_vgs.F1:dc_analysis_large_signal_id_vds_vgs.F1</svg:desc>
                </draw:g>
              </table:table-cell>
              <table:table-cell office:value-type="string">
                <text:p>0.6</text:p>
                <draw:g>
                  <svg:desc>dc_analysis_large_signal_id_vds_vgs.G1:dc_analysis_large_signal_id_vds_vgs.G1</svg:desc>
                </draw:g>
              </table:table-cell>
              <table:table-cell office:value-type="string">
                <text:p>0.7</text:p>
                <draw:g>
                  <svg:desc>dc_analysis_large_signal_id_vds_vgs.H1:dc_analysis_large_signal_id_vds_vgs.H1</svg:desc>
                </draw:g>
              </table:table-cell>
              <table:table-cell office:value-type="string">
                <text:p>0.8</text:p>
                <draw:g>
                  <svg:desc>dc_analysis_large_signal_id_vds_vgs.I1:dc_analysis_large_signal_id_vds_vgs.I1</svg:desc>
                </draw:g>
              </table:table-cell>
              <table:table-cell office:value-type="string">
                <text:p>0.9</text:p>
                <draw:g>
                  <svg:desc>dc_analysis_large_signal_id_vds_vgs.J1:dc_analysis_large_signal_id_vds_vgs.J1</svg:desc>
                </draw:g>
              </table:table-cell>
              <table:table-cell office:value-type="string">
                <text:p>1</text:p>
                <draw:g>
                  <svg:desc>dc_analysis_large_signal_id_vds_vgs.K1:dc_analysis_large_signal_id_vds_vgs.K1</svg:desc>
                </draw:g>
              </table:table-cell>
              <table:table-cell office:value-type="string">
                <text:p>1.1</text:p>
                <draw:g>
                  <svg:desc>dc_analysis_large_signal_id_vds_vgs.L1:dc_analysis_large_signal_id_vds_vgs.L1</svg:desc>
                </draw:g>
              </table:table-cell>
              <table:table-cell office:value-type="string">
                <text:p>1.2</text:p>
                <draw:g>
                  <svg:desc>dc_analysis_large_signal_id_vds_vgs.M1:dc_analysis_large_signal_id_vds_vgs.M1</svg:desc>
                </draw:g>
              </table:table-cell>
              <table:table-cell office:value-type="string">
                <text:p>1.3</text:p>
                <draw:g>
                  <svg:desc>dc_analysis_large_signal_id_vds_vgs.N1:dc_analysis_large_signal_id_vds_vgs.N1</svg:desc>
                </draw:g>
              </table:table-cell>
              <table:table-cell office:value-type="string">
                <text:p>-Vdsat</text:p>
                <draw:g>
                  <svg:desc>dc_analysis_large_signal_id_vds_vgs.O1:dc_analysis_large_signal_id_vds_vgs.O1</svg:desc>
                </draw:g>
              </table:table-cell>
            </table:table-row>
          </table:table-header-rows>
          <table:table-rows>
            <table:table-row>
              <table:table-cell office:value-type="float" office:value="-0">
                <text:p>-0</text:p>
                <draw:g>
                  <svg:desc>dc_analysis_large_signal_id_vds_vgs.A2:dc_analysis_large_signal_id_vds_vgs.A41</svg:desc>
                </draw:g>
              </table:table-cell>
              <table:table-cell office:value-type="float" office:value="-0">
                <text:p>-0</text:p>
                <draw:g>
                  <svg:desc>dc_analysis_large_signal_id_vds_vgs.A2:dc_analysis_large_signal_id_vds_vgs.A41</svg:desc>
                </draw:g>
              </table:table-cell>
              <table:table-cell office:value-type="float" office:value="-0.0000000000003992436">
                <text:p>-0.0000000000003992436</text:p>
                <draw:g>
                  <svg:desc>dc_analysis_large_signal_id_vds_vgs.B2:dc_analysis_large_signal_id_vds_vgs.B41</svg:desc>
                </draw:g>
              </table:table-cell>
              <table:table-cell office:value-type="float" office:value="-0.000000000002204351">
                <text:p>-0.000000000002204351</text:p>
                <draw:g>
                  <svg:desc>dc_analysis_large_signal_id_vds_vgs.C2:dc_analysis_large_signal_id_vds_vgs.C41</svg:desc>
                </draw:g>
              </table:table-cell>
              <table:table-cell office:value-type="float" office:value="-0.000000000006873263">
                <text:p>-0.000000000006873263</text:p>
                <draw:g>
                  <svg:desc>dc_analysis_large_signal_id_vds_vgs.D2:dc_analysis_large_signal_id_vds_vgs.D41</svg:desc>
                </draw:g>
              </table:table-cell>
              <table:table-cell office:value-type="float" office:value="-0.00000000001694211">
                <text:p>-0.00000000001694211</text:p>
                <draw:g>
                  <svg:desc>dc_analysis_large_signal_id_vds_vgs.E2:dc_analysis_large_signal_id_vds_vgs.E41</svg:desc>
                </draw:g>
              </table:table-cell>
              <table:table-cell office:value-type="float" office:value="-0.0000000000367144">
                <text:p>-0.0000000000367144</text:p>
                <draw:g>
                  <svg:desc>dc_analysis_large_signal_id_vds_vgs.F2:dc_analysis_large_signal_id_vds_vgs.F41</svg:desc>
                </draw:g>
              </table:table-cell>
              <table:table-cell office:value-type="float" office:value="-0.00000000007333413">
                <text:p>-0.00000000007333413</text:p>
                <draw:g>
                  <svg:desc>dc_analysis_large_signal_id_vds_vgs.G2:dc_analysis_large_signal_id_vds_vgs.G41</svg:desc>
                </draw:g>
              </table:table-cell>
              <table:table-cell office:value-type="float" office:value="-0.0000000001384649">
                <text:p>-0.0000000001384649</text:p>
                <draw:g>
                  <svg:desc>dc_analysis_large_signal_id_vds_vgs.H2:dc_analysis_large_signal_id_vds_vgs.H41</svg:desc>
                </draw:g>
              </table:table-cell>
              <table:table-cell office:value-type="float" office:value="-0.0000000002508992">
                <text:p>-0.0000000002508992</text:p>
                <draw:g>
                  <svg:desc>dc_analysis_large_signal_id_vds_vgs.I2:dc_analysis_large_signal_id_vds_vgs.I41</svg:desc>
                </draw:g>
              </table:table-cell>
              <table:table-cell office:value-type="float" office:value="-0.0000000004405636">
                <text:p>-0.0000000004405636</text:p>
                <draw:g>
                  <svg:desc>dc_analysis_large_signal_id_vds_vgs.J2:dc_analysis_large_signal_id_vds_vgs.J41</svg:desc>
                </draw:g>
              </table:table-cell>
              <table:table-cell office:value-type="float" office:value="-0.0000000007546679">
                <text:p>-0.0000000007546679</text:p>
                <draw:g>
                  <svg:desc>dc_analysis_large_signal_id_vds_vgs.K2:dc_analysis_large_signal_id_vds_vgs.K41</svg:desc>
                </draw:g>
              </table:table-cell>
              <table:table-cell office:value-type="float" office:value="-0.000000001267062">
                <text:p>-0.000000001267062</text:p>
                <draw:g>
                  <svg:desc>dc_analysis_large_signal_id_vds_vgs.L2:dc_analysis_large_signal_id_vds_vgs.L41</svg:desc>
                </draw:g>
              </table:table-cell>
              <table:table-cell office:value-type="float" office:value="-0.000000002092462">
                <text:p>-0.000000002092462</text:p>
                <draw:g>
                  <svg:desc>dc_analysis_large_signal_id_vds_vgs.M2:dc_analysis_large_signal_id_vds_vgs.M41</svg:desc>
                </draw:g>
              </table:table-cell>
              <table:table-cell office:value-type="float" office:value="-0.000000003407913">
                <text:p>-0.000000003407913</text:p>
                <draw:g>
                  <svg:desc>dc_analysis_large_signal_id_vds_vgs.N2:dc_analysis_large_signal_id_vds_vgs.N41</svg:desc>
                </draw:g>
              </table:table-cell>
              <table:table-cell office:value-type="float" office:value="NaN">
                <text:p>NaN</text:p>
                <draw:g>
                  <svg:desc>dc_analysis_large_signal_id_vds_vgs.O2:dc_analysis_large_signal_id_vds_vgs.O41</svg:desc>
                </draw:g>
              </table:table-cell>
            </table:table-row>
            <table:table-row>
              <table:table-cell office:value-type="float" office:value="0.0482195">
                <text:p>0.0482195</text:p>
              </table:table-cell>
              <table:table-cell office:value-type="float" office:value="0.0482195">
                <text:p>0.048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584555">
                <text:p>0.00000758455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0007584555">
                <text:p>0.000007584555</text:p>
              </table:table-cell>
              <table:table-cell office:value-type="float" office:value="0.00009918748">
                <text:p>0.00009918748</text:p>
              </table:table-cell>
              <table:table-cell office:value-type="float" office:value="0.0008950967">
                <text:p>0.0008950967</text:p>
              </table:table-cell>
              <table:table-cell office:value-type="float" office:value="0.004262253">
                <text:p>0.004262253</text:p>
              </table:table-cell>
              <table:table-cell office:value-type="float" office:value="0.01002249">
                <text:p>0.01002249</text:p>
              </table:table-cell>
              <table:table-cell office:value-type="float" office:value="0.01601156">
                <text:p>0.01601156</text:p>
              </table:table-cell>
              <table:table-cell office:value-type="float" office:value="0.02140166">
                <text:p>0.02140166</text:p>
              </table:table-cell>
              <table:table-cell office:value-type="float" office:value="0.02612726">
                <text:p>0.02612726</text:p>
              </table:table-cell>
              <table:table-cell office:value-type="float" office:value="0.03026645">
                <text:p>0.03026645</text:p>
              </table:table-cell>
              <table:table-cell office:value-type="float" office:value="0.03390393">
                <text:p>0.03390393</text:p>
              </table:table-cell>
              <table:table-cell office:value-type="float" office:value="0.03711271">
                <text:p>0.03711271</text:p>
              </table:table-cell>
              <table:table-cell office:value-type="float" office:value="0.03995387">
                <text:p>0.03995387</text:p>
              </table:table-cell>
              <table:table-cell office:value-type="float" office:value="0.0424784">
                <text:p>0.042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41427">
                <text:p>0.0641427</text:p>
              </table:table-cell>
              <table:table-cell office:value-type="float" office:value="0.0641427">
                <text:p>0.06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918748">
                <text:p>0.0000991874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000964523">
                <text:p>0.00000964523</text:p>
              </table:table-cell>
              <table:table-cell office:value-type="float" office:value="0.0001257153">
                <text:p>0.0001257153</text:p>
              </table:table-cell>
              <table:table-cell office:value-type="float" office:value="0.001186999">
                <text:p>0.001186999</text:p>
              </table:table-cell>
              <table:table-cell office:value-type="float" office:value="0.006574897">
                <text:p>0.006574897</text:p>
              </table:table-cell>
              <table:table-cell office:value-type="float" office:value="0.01728656">
                <text:p>0.01728656</text:p>
              </table:table-cell>
              <table:table-cell office:value-type="float" office:value="0.02894137">
                <text:p>0.02894137</text:p>
              </table:table-cell>
              <table:table-cell office:value-type="float" office:value="0.03960233">
                <text:p>0.03960233</text:p>
              </table:table-cell>
              <table:table-cell office:value-type="float" office:value="0.04903417">
                <text:p>0.04903417</text:p>
              </table:table-cell>
              <table:table-cell office:value-type="float" office:value="0.05734598">
                <text:p>0.05734598</text:p>
              </table:table-cell>
              <table:table-cell office:value-type="float" office:value="0.06468351">
                <text:p>0.06468351</text:p>
              </table:table-cell>
              <table:table-cell office:value-type="float" office:value="0.07117979">
                <text:p>0.07117979</text:p>
              </table:table-cell>
              <table:table-cell office:value-type="float" office:value="0.07694943">
                <text:p>0.07694943</text:p>
              </table:table-cell>
              <table:table-cell office:value-type="float" office:value="0.08208983">
                <text:p>0.0820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0054">
                <text:p>0.110054</text:p>
              </table:table-cell>
              <table:table-cell office:value-type="float" office:value="0.110054">
                <text:p>0.11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6999">
                <text:p>0.00118699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0001116893">
                <text:p>0.00001116893</text:p>
              </table:table-cell>
              <table:table-cell office:value-type="float" office:value="0.0001440928">
                <text:p>0.0001440928</text:p>
              </table:table-cell>
              <table:table-cell office:value-type="float" office:value="0.001352947">
                <text:p>0.001352947</text:p>
              </table:table-cell>
              <table:table-cell office:value-type="float" office:value="0.007715279">
                <text:p>0.007715279</text:p>
              </table:table-cell>
              <table:table-cell office:value-type="float" office:value="0.02207883">
                <text:p>0.02207883</text:p>
              </table:table-cell>
              <table:table-cell office:value-type="float" office:value="0.03896858">
                <text:p>0.03896858</text:p>
              </table:table-cell>
              <table:table-cell office:value-type="float" office:value="0.05475805">
                <text:p>0.05475805</text:p>
              </table:table-cell>
              <table:table-cell office:value-type="float" office:value="0.06886289">
                <text:p>0.06886289</text:p>
              </table:table-cell>
              <table:table-cell office:value-type="float" office:value="0.08136845">
                <text:p>0.08136845</text:p>
              </table:table-cell>
              <table:table-cell office:value-type="float" office:value="0.09245713">
                <text:p>0.09245713</text:p>
              </table:table-cell>
              <table:table-cell office:value-type="float" office:value="0.1023091">
                <text:p>0.1023091</text:p>
              </table:table-cell>
              <table:table-cell office:value-type="float" office:value="0.1110849">
                <text:p>0.1110849</text:p>
              </table:table-cell>
              <table:table-cell office:value-type="float" office:value="0.1189238">
                <text:p>0.118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6295">
                <text:p>0.176295</text:p>
              </table:table-cell>
              <table:table-cell office:value-type="float" office:value="0.176295">
                <text:p>0.17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9873">
                <text:p>0.0084987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0001275439">
                <text:p>0.00001275439</text:p>
              </table:table-cell>
              <table:table-cell office:value-type="float" office:value="0.0001627125">
                <text:p>0.0001627125</text:p>
              </table:table-cell>
              <table:table-cell office:value-type="float" office:value="0.00150855">
                <text:p>0.00150855</text:p>
              </table:table-cell>
              <table:table-cell office:value-type="float" office:value="0.00849873">
                <text:p>0.00849873</text:p>
              </table:table-cell>
              <table:table-cell office:value-type="float" office:value="0.02501866">
                <text:p>0.02501866</text:p>
              </table:table-cell>
              <table:table-cell office:value-type="float" office:value="0.04632619">
                <text:p>0.04632619</text:p>
              </table:table-cell>
              <table:table-cell office:value-type="float" office:value="0.06702766">
                <text:p>0.06702766</text:p>
              </table:table-cell>
              <table:table-cell office:value-type="float" office:value="0.08575026">
                <text:p>0.08575026</text:p>
              </table:table-cell>
              <table:table-cell office:value-type="float" office:value="0.1024574">
                <text:p>0.1024574</text:p>
              </table:table-cell>
              <table:table-cell office:value-type="float" office:value="0.1173373">
                <text:p>0.1173373</text:p>
              </table:table-cell>
              <table:table-cell office:value-type="float" office:value="0.1306032">
                <text:p>0.1306032</text:p>
              </table:table-cell>
              <table:table-cell office:value-type="float" office:value="0.142454">
                <text:p>0.142454</text:p>
              </table:table-cell>
              <table:table-cell office:value-type="float" office:value="0.1530659">
                <text:p>0.153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5127">
                <text:p>0.245127</text:p>
              </table:table-cell>
              <table:table-cell office:value-type="float" office:value="0.245127">
                <text:p>0.24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01271">
                <text:p>0.0270127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00001449241">
                <text:p>0.00001449241</text:p>
              </table:table-cell>
              <table:table-cell office:value-type="float" office:value="0.0001827559">
                <text:p>0.0001827559</text:p>
              </table:table-cell>
              <table:table-cell office:value-type="float" office:value="0.00167013">
                <text:p>0.00167013</text:p>
              </table:table-cell>
              <table:table-cell office:value-type="float" office:value="0.009210101">
                <text:p>0.009210101</text:p>
              </table:table-cell>
              <table:table-cell office:value-type="float" office:value="0.02701271">
                <text:p>0.02701271</text:p>
              </table:table-cell>
              <table:table-cell office:value-type="float" office:value="0.05142992">
                <text:p>0.05142992</text:p>
              </table:table-cell>
              <table:table-cell office:value-type="float" office:value="0.0765982">
                <text:p>0.0765982</text:p>
              </table:table-cell>
              <table:table-cell office:value-type="float" office:value="0.09983312">
                <text:p>0.09983312</text:p>
              </table:table-cell>
              <table:table-cell office:value-type="float" office:value="0.1207314">
                <text:p>0.1207314</text:p>
              </table:table-cell>
              <table:table-cell office:value-type="float" office:value="0.1394311">
                <text:p>0.1394311</text:p>
              </table:table-cell>
              <table:table-cell office:value-type="float" office:value="0.1561599">
                <text:p>0.1561599</text:p>
              </table:table-cell>
              <table:table-cell office:value-type="float" office:value="0.1711462">
                <text:p>0.1711462</text:p>
              </table:table-cell>
              <table:table-cell office:value-type="float" office:value="0.1845982">
                <text:p>0.1845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0001642279">
                <text:p>0.00001642279</text:p>
              </table:table-cell>
              <table:table-cell office:value-type="float" office:value="0.0002046626">
                <text:p>0.0002046626</text:p>
              </table:table-cell>
              <table:table-cell office:value-type="float" office:value="0.001842018">
                <text:p>0.001842018</text:p>
              </table:table-cell>
              <table:table-cell office:value-type="float" office:value="0.009914854">
                <text:p>0.009914854</text:p>
              </table:table-cell>
              <table:table-cell office:value-type="float" office:value="0.02866132">
                <text:p>0.02866132</text:p>
              </table:table-cell>
              <table:table-cell office:value-type="float" office:value="0.05499906">
                <text:p>0.05499906</text:p>
              </table:table-cell>
              <table:table-cell office:value-type="float" office:value="0.08375756">
                <text:p>0.08375756</text:p>
              </table:table-cell>
              <table:table-cell office:value-type="float" office:value="0.1112629">
                <text:p>0.1112629</text:p>
              </table:table-cell>
              <table:table-cell office:value-type="float" office:value="0.1363074">
                <text:p>0.1363074</text:p>
              </table:table-cell>
              <table:table-cell office:value-type="float" office:value="0.1588413">
                <text:p>0.1588413</text:p>
              </table:table-cell>
              <table:table-cell office:value-type="float" office:value="0.1790725">
                <text:p>0.1790725</text:p>
              </table:table-cell>
              <table:table-cell office:value-type="float" office:value="0.1972468">
                <text:p>0.1972468</text:p>
              </table:table-cell>
              <table:table-cell office:value-type="float" office:value="0.213599">
                <text:p>0.21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1269">
                <text:p>0.311269</text:p>
              </table:table-cell>
              <table:table-cell office:value-type="float" office:value="0.311269">
                <text:p>0.31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99906">
                <text:p>0.0549990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0000185767">
                <text:p>0.0000185767</text:p>
              </table:table-cell>
              <table:table-cell office:value-type="float" office:value="0.0002287335">
                <text:p>0.0002287335</text:p>
              </table:table-cell>
              <table:table-cell office:value-type="float" office:value="0.002026298">
                <text:p>0.002026298</text:p>
              </table:table-cell>
              <table:table-cell office:value-type="float" office:value="0.01063229">
                <text:p>0.01063229</text:p>
              </table:table-cell>
              <table:table-cell office:value-type="float" office:value="0.03018896">
                <text:p>0.03018896</text:p>
              </table:table-cell>
              <table:table-cell office:value-type="float" office:value="0.05777903">
                <text:p>0.05777903</text:p>
              </table:table-cell>
              <table:table-cell office:value-type="float" office:value="0.08901631">
                <text:p>0.08901631</text:p>
              </table:table-cell>
              <table:table-cell office:value-type="float" office:value="0.1202479">
                <text:p>0.1202479</text:p>
              </table:table-cell>
              <table:table-cell office:value-type="float" office:value="0.149309">
                <text:p>0.149309</text:p>
              </table:table-cell>
              <table:table-cell office:value-type="float" office:value="0.1756676">
                <text:p>0.1756676</text:p>
              </table:table-cell>
              <table:table-cell office:value-type="float" office:value="0.1994296">
                <text:p>0.1994296</text:p>
              </table:table-cell>
              <table:table-cell office:value-type="float" office:value="0.2208371">
                <text:p>0.2208371</text:p>
              </table:table-cell>
              <table:table-cell office:value-type="float" office:value="0.2401431">
                <text:p>0.240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74742">
                <text:p>0.374742</text:p>
              </table:table-cell>
              <table:table-cell office:value-type="float" office:value="0.374742">
                <text:p>0.37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01631">
                <text:p>0.089016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0002098443">
                <text:p>0.00002098443</text:p>
              </table:table-cell>
              <table:table-cell office:value-type="float" office:value="0.0002552388">
                <text:p>0.0002552388</text:p>
              </table:table-cell>
              <table:table-cell office:value-type="float" office:value="0.002224406">
                <text:p>0.002224406</text:p>
              </table:table-cell>
              <table:table-cell office:value-type="float" office:value="0.01137022">
                <text:p>0.01137022</text:p>
              </table:table-cell>
              <table:table-cell office:value-type="float" office:value="0.03167312">
                <text:p>0.03167312</text:p>
              </table:table-cell>
              <table:table-cell office:value-type="float" office:value="0.06020375">
                <text:p>0.06020375</text:p>
              </table:table-cell>
              <table:table-cell office:value-type="float" office:value="0.09306094">
                <text:p>0.09306094</text:p>
              </table:table-cell>
              <table:table-cell office:value-type="float" office:value="0.1271455">
                <text:p>0.1271455</text:p>
              </table:table-cell>
              <table:table-cell office:value-type="float" office:value="0.1598917">
                <text:p>0.1598917</text:p>
              </table:table-cell>
              <table:table-cell office:value-type="float" office:value="0.1900113">
                <text:p>0.1900113</text:p>
              </table:table-cell>
              <table:table-cell office:value-type="float" office:value="0.2173166">
                <text:p>0.2173166</text:p>
              </table:table-cell>
              <table:table-cell office:value-type="float" office:value="0.2419941">
                <text:p>0.2419941</text:p>
              </table:table-cell>
              <table:table-cell office:value-type="float" office:value="0.2643016">
                <text:p>0.264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6258">
                <text:p>0.436258</text:p>
              </table:table-cell>
              <table:table-cell office:value-type="float" office:value="0.436258">
                <text:p>0.43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5114">
                <text:p>0.132511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00002367779">
                <text:p>0.00002367779</text:p>
              </table:table-cell>
              <table:table-cell office:value-type="float" office:value="0.0002844488">
                <text:p>0.0002844488</text:p>
              </table:table-cell>
              <table:table-cell office:value-type="float" office:value="0.002437536">
                <text:p>0.002437536</text:p>
              </table:table-cell>
              <table:table-cell office:value-type="float" office:value="0.01213255">
                <text:p>0.01213255</text:p>
              </table:table-cell>
              <table:table-cell office:value-type="float" office:value="0.0331453">
                <text:p>0.0331453</text:p>
              </table:table-cell>
              <table:table-cell office:value-type="float" office:value="0.06246238">
                <text:p>0.06246238</text:p>
              </table:table-cell>
              <table:table-cell office:value-type="float" office:value="0.09645231">
                <text:p>0.09645231</text:p>
              </table:table-cell>
              <table:table-cell office:value-type="float" office:value="0.1325114">
                <text:p>0.1325114</text:p>
              </table:table-cell>
              <table:table-cell office:value-type="float" office:value="0.1683076">
                <text:p>0.1683076</text:p>
              </table:table-cell>
              <table:table-cell office:value-type="float" office:value="0.2019908">
                <text:p>0.2019908</text:p>
              </table:table-cell>
              <table:table-cell office:value-type="float" office:value="0.2328171">
                <text:p>0.2328171</text:p>
              </table:table-cell>
              <table:table-cell office:value-type="float" office:value="0.2607909">
                <text:p>0.2607909</text:p>
              </table:table-cell>
              <table:table-cell office:value-type="float" office:value="0.2861418">
                <text:p>0.286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6378">
                <text:p>0.496378</text:p>
              </table:table-cell>
              <table:table-cell office:value-type="float" office:value="0.496378">
                <text:p>0.49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9822">
                <text:p>0.17498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0002669116">
                <text:p>0.00002669116</text:p>
              </table:table-cell>
              <table:table-cell office:value-type="float" office:value="0.0003166458">
                <text:p>0.0003166458</text:p>
              </table:table-cell>
              <table:table-cell office:value-type="float" office:value="0.002666783">
                <text:p>0.002666783</text:p>
              </table:table-cell>
              <table:table-cell office:value-type="float" office:value="0.01292161">
                <text:p>0.01292161</text:p>
              </table:table-cell>
              <table:table-cell office:value-type="float" office:value="0.03462064">
                <text:p>0.03462064</text:p>
              </table:table-cell>
              <table:table-cell office:value-type="float" office:value="0.06463772">
                <text:p>0.06463772</text:p>
              </table:table-cell>
              <table:table-cell office:value-type="float" office:value="0.09950359">
                <text:p>0.09950359</text:p>
              </table:table-cell>
              <table:table-cell office:value-type="float" office:value="0.1369278">
                <text:p>0.1369278</text:p>
              </table:table-cell>
              <table:table-cell office:value-type="float" office:value="0.1749822">
                <text:p>0.1749822</text:p>
              </table:table-cell>
              <table:table-cell office:value-type="float" office:value="0.2117859">
                <text:p>0.2117859</text:p>
              </table:table-cell>
              <table:table-cell office:value-type="float" office:value="0.2460219">
                <text:p>0.2460219</text:p>
              </table:table-cell>
              <table:table-cell office:value-type="float" office:value="0.2772966">
                <text:p>0.2772966</text:p>
              </table:table-cell>
              <table:table-cell office:value-type="float" office:value="0.3057261">
                <text:p>0.3057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00003006212">
                <text:p>0.00003006212</text:p>
              </table:table-cell>
              <table:table-cell office:value-type="float" office:value="0.0003521301">
                <text:p>0.0003521301</text:p>
              </table:table-cell>
              <table:table-cell office:value-type="float" office:value="0.002913191">
                <text:p>0.002913191</text:p>
              </table:table-cell>
              <table:table-cell office:value-type="float" office:value="0.0137389">
                <text:p>0.0137389</text:p>
              </table:table-cell>
              <table:table-cell office:value-type="float" office:value="0.03610739">
                <text:p>0.03610739</text:p>
              </table:table-cell>
              <table:table-cell office:value-type="float" office:value="0.06677018">
                <text:p>0.06677018</text:p>
              </table:table-cell>
              <table:table-cell office:value-type="float" office:value="0.1023685">
                <text:p>0.1023685</text:p>
              </table:table-cell>
              <table:table-cell office:value-type="float" office:value="0.1408022">
                <text:p>0.1408022</text:p>
              </table:table-cell>
              <table:table-cell office:value-type="float" office:value="0.1804518">
                <text:p>0.1804518</text:p>
              </table:table-cell>
              <table:table-cell office:value-type="float" office:value="0.2197136">
                <text:p>0.2197136</text:p>
              </table:table-cell>
              <table:table-cell office:value-type="float" office:value="0.25706">
                <text:p>0.25706</text:p>
              </table:table-cell>
              <table:table-cell office:value-type="float" office:value="0.2915815">
                <text:p>0.2915815</text:p>
              </table:table-cell>
              <table:table-cell office:value-type="float" office:value="0.323112">
                <text:p>0.32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5485">
                <text:p>0.555485</text:p>
              </table:table-cell>
              <table:table-cell office:value-type="float" office:value="0.555485">
                <text:p>0.55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7136">
                <text:p>0.21971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00003383195">
                <text:p>0.00003383195</text:p>
              </table:table-cell>
              <table:table-cell office:value-type="float" office:value="0.0003912236">
                <text:p>0.0003912236</text:p>
              </table:table-cell>
              <table:table-cell office:value-type="float" office:value="0.003177781">
                <text:p>0.003177781</text:p>
              </table:table-cell>
              <table:table-cell office:value-type="float" office:value="0.01458547">
                <text:p>0.01458547</text:p>
              </table:table-cell>
              <table:table-cell office:value-type="float" office:value="0.03761048">
                <text:p>0.03761048</text:p>
              </table:table-cell>
              <table:table-cell office:value-type="float" office:value="0.06888174">
                <text:p>0.06888174</text:p>
              </table:table-cell>
              <table:table-cell office:value-type="float" office:value="0.1051251">
                <text:p>0.1051251</text:p>
              </table:table-cell>
              <table:table-cell office:value-type="float" office:value="0.1443635">
                <text:p>0.1443635</text:p>
              </table:table-cell>
              <table:table-cell office:value-type="float" office:value="0.1851729">
                <text:p>0.1851729</text:p>
              </table:table-cell>
              <table:table-cell office:value-type="float" office:value="0.2262347">
                <text:p>0.2262347</text:p>
              </table:table-cell>
              <table:table-cell office:value-type="float" office:value="0.2661637">
                <text:p>0.2661637</text:p>
              </table:table-cell>
              <table:table-cell office:value-type="float" office:value="0.3037376">
                <text:p>0.3037376</text:p>
              </table:table-cell>
              <table:table-cell office:value-type="float" office:value="0.3383538">
                <text:p>0.3383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13852">
                <text:p>0.613852</text:p>
              </table:table-cell>
              <table:table-cell office:value-type="float" office:value="0.613852">
                <text:p>0.61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1637">
                <text:p>0.266163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00003804611">
                <text:p>0.00003804611</text:p>
              </table:table-cell>
              <table:table-cell office:value-type="float" office:value="0.0004342724">
                <text:p>0.0004342724</text:p>
              </table:table-cell>
              <table:table-cell office:value-type="float" office:value="0.003461555">
                <text:p>0.003461555</text:p>
              </table:table-cell>
              <table:table-cell office:value-type="float" office:value="0.0154621">
                <text:p>0.0154621</text:p>
              </table:table-cell>
              <table:table-cell office:value-type="float" office:value="0.03913304">
                <text:p>0.03913304</text:p>
              </table:table-cell>
              <table:table-cell office:value-type="float" office:value="0.07098546">
                <text:p>0.07098546</text:p>
              </table:table-cell>
              <table:table-cell office:value-type="float" office:value="0.1078161">
                <text:p>0.1078161</text:p>
              </table:table-cell>
              <table:table-cell office:value-type="float" office:value="0.1477348">
                <text:p>0.1477348</text:p>
              </table:table-cell>
              <table:table-cell office:value-type="float" office:value="0.18944">
                <text:p>0.18944</text:p>
              </table:table-cell>
              <table:table-cell office:value-type="float" office:value="0.2318136">
                <text:p>0.2318136</text:p>
              </table:table-cell>
              <table:table-cell office:value-type="float" office:value="0.2737122">
                <text:p>0.2737122</text:p>
              </table:table-cell>
              <table:table-cell office:value-type="float" office:value="0.3139329">
                <text:p>0.3139329</text:p>
              </table:table-cell>
              <table:table-cell office:value-type="float" office:value="0.3515168">
                <text:p>0.351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1675">
                <text:p>0.671675</text:p>
              </table:table-cell>
              <table:table-cell office:value-type="float" office:value="0.671675">
                <text:p>0.67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9329">
                <text:p>0.31393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0000427547">
                <text:p>0.0000427547</text:p>
              </table:table-cell>
              <table:table-cell office:value-type="float" office:value="0.0004816497">
                <text:p>0.0004816497</text:p>
              </table:table-cell>
              <table:table-cell office:value-type="float" office:value="0.003765508">
                <text:p>0.003765508</text:p>
              </table:table-cell>
              <table:table-cell office:value-type="float" office:value="0.01636938">
                <text:p>0.01636938</text:p>
              </table:table-cell>
              <table:table-cell office:value-type="float" office:value="0.04067716">
                <text:p>0.04067716</text:p>
              </table:table-cell>
              <table:table-cell office:value-type="float" office:value="0.07308962">
                <text:p>0.07308962</text:p>
              </table:table-cell>
              <table:table-cell office:value-type="float" office:value="0.1104668">
                <text:p>0.1104668</text:p>
              </table:table-cell>
              <table:table-cell office:value-type="float" office:value="0.1509851">
                <text:p>0.1509851</text:p>
              </table:table-cell>
              <table:table-cell office:value-type="float" office:value="0.1934233">
                <text:p>0.1934233</text:p>
              </table:table-cell>
              <table:table-cell office:value-type="float" office:value="0.2367925">
                <text:p>0.2367925</text:p>
              </table:table-cell>
              <table:table-cell office:value-type="float" office:value="0.2801476">
                <text:p>0.2801476</text:p>
              </table:table-cell>
              <table:table-cell office:value-type="float" office:value="0.3224699">
                <text:p>0.3224699</text:p>
              </table:table-cell>
              <table:table-cell office:value-type="float" office:value="0.3627196">
                <text:p>0.3627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9101">
                <text:p>0.729101</text:p>
              </table:table-cell>
              <table:table-cell office:value-type="float" office:value="0.729101">
                <text:p>0.72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1977">
                <text:p>0.372197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00004801291">
                <text:p>0.00004801291</text:p>
              </table:table-cell>
              <table:table-cell office:value-type="float" office:value="0.0005337569">
                <text:p>0.0005337569</text:p>
              </table:table-cell>
              <table:table-cell office:value-type="float" office:value="0.004090622">
                <text:p>0.004090622</text:p>
              </table:table-cell>
              <table:table-cell office:value-type="float" office:value="0.01730777">
                <text:p>0.01730777</text:p>
              </table:table-cell>
              <table:table-cell office:value-type="float" office:value="0.04224428">
                <text:p>0.04224428</text:p>
              </table:table-cell>
              <table:table-cell office:value-type="float" office:value="0.07519979">
                <text:p>0.07519979</text:p>
              </table:table-cell>
              <table:table-cell office:value-type="float" office:value="0.1130935">
                <text:p>0.1130935</text:p>
              </table:table-cell>
              <table:table-cell office:value-type="float" office:value="0.1541557">
                <text:p>0.1541557</text:p>
              </table:table-cell>
              <table:table-cell office:value-type="float" office:value="0.1972217">
                <text:p>0.1972217</text:p>
              </table:table-cell>
              <table:table-cell office:value-type="float" office:value="0.2413865">
                <text:p>0.2413865</text:p>
              </table:table-cell>
              <table:table-cell office:value-type="float" office:value="0.2858401">
                <text:p>0.2858401</text:p>
              </table:table-cell>
              <table:table-cell office:value-type="float" office:value="0.3297504">
                <text:p>0.3297504</text:p>
              </table:table-cell>
              <table:table-cell office:value-type="float" office:value="0.3721977">
                <text:p>0.372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0000538816">
                <text:p>0.0000538816</text:p>
              </table:table-cell>
              <table:table-cell office:value-type="float" office:value="0.0005910261">
                <text:p>0.0005910261</text:p>
              </table:table-cell>
              <table:table-cell office:value-type="float" office:value="0.004437868">
                <text:p>0.004437868</text:p>
              </table:table-cell>
              <table:table-cell office:value-type="float" office:value="0.01827764">
                <text:p>0.01827764</text:p>
              </table:table-cell>
              <table:table-cell office:value-type="float" office:value="0.04383542">
                <text:p>0.04383542</text:p>
              </table:table-cell>
              <table:table-cell office:value-type="float" office:value="0.07731982">
                <text:p>0.07731982</text:p>
              </table:table-cell>
              <table:table-cell office:value-type="float" office:value="0.1157067">
                <text:p>0.1157067</text:p>
              </table:table-cell>
              <table:table-cell office:value-type="float" office:value="0.1572725">
                <text:p>0.1572725</text:p>
              </table:table-cell>
              <table:table-cell office:value-type="float" office:value="0.2008946">
                <text:p>0.2008946</text:p>
              </table:table-cell>
              <table:table-cell office:value-type="float" office:value="0.2457249">
                <text:p>0.2457249</text:p>
              </table:table-cell>
              <table:table-cell office:value-type="float" office:value="0.2910427">
                <text:p>0.2910427</text:p>
              </table:table-cell>
              <table:table-cell office:value-type="float" office:value="0.3361537">
                <text:p>0.3361537</text:p>
              </table:table-cell>
              <table:table-cell office:value-type="float" office:value="0.3803041">
                <text:p>0.380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00006042777">
                <text:p>0.00006042777</text:p>
              </table:table-cell>
              <table:table-cell office:value-type="float" office:value="0.0006539214">
                <text:p>0.0006539214</text:p>
              </table:table-cell>
              <table:table-cell office:value-type="float" office:value="0.004808203">
                <text:p>0.004808203</text:p>
              </table:table-cell>
              <table:table-cell office:value-type="float" office:value="0.01927927">
                <text:p>0.01927927</text:p>
              </table:table-cell>
              <table:table-cell office:value-type="float" office:value="0.04545131">
                <text:p>0.04545131</text:p>
              </table:table-cell>
              <table:table-cell office:value-type="float" office:value="0.0794525">
                <text:p>0.0794525</text:p>
              </table:table-cell>
              <table:table-cell office:value-type="float" office:value="0.1183139">
                <text:p>0.1183139</text:p>
              </table:table-cell>
              <table:table-cell office:value-type="float" office:value="0.1603528">
                <text:p>0.1603528</text:p>
              </table:table-cell>
              <table:table-cell office:value-type="float" office:value="0.2044798">
                <text:p>0.2044798</text:p>
              </table:table-cell>
              <table:table-cell office:value-type="float" office:value="0.2498873">
                <text:p>0.2498873</text:p>
              </table:table-cell>
              <table:table-cell office:value-type="float" office:value="0.2959148">
                <text:p>0.2959148</text:p>
              </table:table-cell>
              <table:table-cell office:value-type="float" office:value="0.3419619">
                <text:p>0.3419619</text:p>
              </table:table-cell>
              <table:table-cell office:value-type="float" office:value="0.3874113">
                <text:p>0.3874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00006772522">
                <text:p>0.00006772522</text:p>
              </table:table-cell>
              <table:table-cell office:value-type="float" office:value="0.0007229409">
                <text:p>0.0007229409</text:p>
              </table:table-cell>
              <table:table-cell office:value-type="float" office:value="0.005202567">
                <text:p>0.005202567</text:p>
              </table:table-cell>
              <table:table-cell office:value-type="float" office:value="0.02031288">
                <text:p>0.02031288</text:p>
              </table:table-cell>
              <table:table-cell office:value-type="float" office:value="0.0470925">
                <text:p>0.0470925</text:p>
              </table:table-cell>
              <table:table-cell office:value-type="float" office:value="0.08159987">
                <text:p>0.08159987</text:p>
              </table:table-cell>
              <table:table-cell office:value-type="float" office:value="0.1209204">
                <text:p>0.1209204</text:p>
              </table:table-cell>
              <table:table-cell office:value-type="float" office:value="0.1634085">
                <text:p>0.1634085</text:p>
              </table:table-cell>
              <table:table-cell office:value-type="float" office:value="0.2080023">
                <text:p>0.2080023</text:p>
              </table:table-cell>
              <table:table-cell office:value-type="float" office:value="0.2539245">
                <text:p>0.2539245</text:p>
              </table:table-cell>
              <table:table-cell office:value-type="float" office:value="0.3005568">
                <text:p>0.3005568</text:p>
              </table:table-cell>
              <table:table-cell office:value-type="float" office:value="0.3473622">
                <text:p>0.3473622</text:p>
              </table:table-cell>
              <table:table-cell office:value-type="float" office:value="0.3938209">
                <text:p>0.3938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00007585515">
                <text:p>0.00007585515</text:p>
              </table:table-cell>
              <table:table-cell office:value-type="float" office:value="0.000798618">
                <text:p>0.000798618</text:p>
              </table:table-cell>
              <table:table-cell office:value-type="float" office:value="0.005621884">
                <text:p>0.005621884</text:p>
              </table:table-cell>
              <table:table-cell office:value-type="float" office:value="0.02137866">
                <text:p>0.02137866</text:p>
              </table:table-cell>
              <table:table-cell office:value-type="float" office:value="0.04875936">
                <text:p>0.04875936</text:p>
              </table:table-cell>
              <table:table-cell office:value-type="float" office:value="0.08376348">
                <text:p>0.08376348</text:p>
              </table:table-cell>
              <table:table-cell office:value-type="float" office:value="0.1235302">
                <text:p>0.1235302</text:p>
              </table:table-cell>
              <table:table-cell office:value-type="float" office:value="0.1664483">
                <text:p>0.1664483</text:p>
              </table:table-cell>
              <table:table-cell office:value-type="float" office:value="0.2114794">
                <text:p>0.2114794</text:p>
              </table:table-cell>
              <table:table-cell office:value-type="float" office:value="0.2578702">
                <text:p>0.2578702</text:p>
              </table:table-cell>
              <table:table-cell office:value-type="float" office:value="0.3050331">
                <text:p>0.3050331</text:p>
              </table:table-cell>
              <table:table-cell office:value-type="float" office:value="0.3524756">
                <text:p>0.3524756</text:p>
              </table:table-cell>
              <table:table-cell office:value-type="float" office:value="0.3997444">
                <text:p>0.3997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8490699">
                <text:p>0.00008490699</text:p>
              </table:table-cell>
              <table:table-cell office:value-type="float" office:value="0.0008815233">
                <text:p>0.0008815233</text:p>
              </table:table-cell>
              <table:table-cell office:value-type="float" office:value="0.006067056">
                <text:p>0.006067056</text:p>
              </table:table-cell>
              <table:table-cell office:value-type="float" office:value="0.02247674">
                <text:p>0.02247674</text:p>
              </table:table-cell>
              <table:table-cell office:value-type="float" office:value="0.05045217">
                <text:p>0.05045217</text:p>
              </table:table-cell>
              <table:table-cell office:value-type="float" office:value="0.0859445">
                <text:p>0.0859445</text:p>
              </table:table-cell>
              <table:table-cell office:value-type="float" office:value="0.1261462">
                <text:p>0.1261462</text:p>
              </table:table-cell>
              <table:table-cell office:value-type="float" office:value="0.1694784">
                <text:p>0.1694784</text:p>
              </table:table-cell>
              <table:table-cell office:value-type="float" office:value="0.2149234">
                <text:p>0.2149234</text:p>
              </table:table-cell>
              <table:table-cell office:value-type="float" office:value="0.2617477">
                <text:p>0.2617477</text:p>
              </table:table-cell>
              <table:table-cell office:value-type="float" office:value="0.3093871">
                <text:p>0.3093871</text:p>
              </table:table-cell>
              <table:table-cell office:value-type="float" office:value="0.3573808">
                <text:p>0.3573808</text:p>
              </table:table-cell>
              <table:table-cell office:value-type="float" office:value="0.4053224">
                <text:p>0.405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0.00009497912">
                <text:p>0.00009497912</text:p>
              </table:table-cell>
              <table:table-cell office:value-type="float" office:value="0.000972266">
                <text:p>0.000972266</text:p>
              </table:table-cell>
              <table:table-cell office:value-type="float" office:value="0.006538968">
                <text:p>0.006538968</text:p>
              </table:table-cell>
              <table:table-cell office:value-type="float" office:value="0.02360723">
                <text:p>0.02360723</text:p>
              </table:table-cell>
              <table:table-cell office:value-type="float" office:value="0.05217116">
                <text:p>0.05217116</text:p>
              </table:table-cell>
              <table:table-cell office:value-type="float" office:value="0.08814385">
                <text:p>0.08814385</text:p>
              </table:table-cell>
              <table:table-cell office:value-type="float" office:value="0.1287708">
                <text:p>0.1287708</text:p>
              </table:table-cell>
              <table:table-cell office:value-type="float" office:value="0.1725036">
                <text:p>0.1725036</text:p>
              </table:table-cell>
              <table:table-cell office:value-type="float" office:value="0.2183435">
                <text:p>0.2183435</text:p>
              </table:table-cell>
              <table:table-cell office:value-type="float" office:value="0.2655736">
                <text:p>0.2655736</text:p>
              </table:table-cell>
              <table:table-cell office:value-type="float" office:value="0.3136485">
                <text:p>0.3136485</text:p>
              </table:table-cell>
              <table:table-cell office:value-type="float" office:value="0.3621312">
                <text:p>0.3621312</text:p>
              </table:table-cell>
              <table:table-cell office:value-type="float" office:value="0.4106483">
                <text:p>0.4106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00010618">
                <text:p>0.00010618</text:p>
              </table:table-cell>
              <table:table-cell office:value-type="float" office:value="0.001071497">
                <text:p>0.001071497</text:p>
              </table:table-cell>
              <table:table-cell office:value-type="float" office:value="0.007038486">
                <text:p>0.007038486</text:p>
              </table:table-cell>
              <table:table-cell office:value-type="float" office:value="0.02477021">
                <text:p>0.02477021</text:p>
              </table:table-cell>
              <table:table-cell office:value-type="float" office:value="0.05391647">
                <text:p>0.05391647</text:p>
              </table:table-cell>
              <table:table-cell office:value-type="float" office:value="0.09036224">
                <text:p>0.09036224</text:p>
              </table:table-cell>
              <table:table-cell office:value-type="float" office:value="0.1314057">
                <text:p>0.1314057</text:p>
              </table:table-cell>
              <table:table-cell office:value-type="float" office:value="0.1755275">
                <text:p>0.1755275</text:p>
              </table:table-cell>
              <table:table-cell office:value-type="float" office:value="0.2217464">
                <text:p>0.2217464</text:p>
              </table:table-cell>
              <table:table-cell office:value-type="float" office:value="0.2693602">
                <text:p>0.2693602</text:p>
              </table:table-cell>
              <table:table-cell office:value-type="float" office:value="0.3178386">
                <text:p>0.3178386</text:p>
              </table:table-cell>
              <table:table-cell office:value-type="float" office:value="0.3667633">
                <text:p>0.3667633</text:p>
              </table:table-cell>
              <table:table-cell office:value-type="float" office:value="0.4157853">
                <text:p>0.415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0.000118629">
                <text:p>0.000118629</text:p>
              </table:table-cell>
              <table:table-cell office:value-type="float" office:value="0.00117991">
                <text:p>0.00117991</text:p>
              </table:table-cell>
              <table:table-cell office:value-type="float" office:value="0.007566464">
                <text:p>0.007566464</text:p>
              </table:table-cell>
              <table:table-cell office:value-type="float" office:value="0.0259658">
                <text:p>0.0259658</text:p>
              </table:table-cell>
              <table:table-cell office:value-type="float" office:value="0.05568827">
                <text:p>0.05568827</text:p>
              </table:table-cell>
              <table:table-cell office:value-type="float" office:value="0.09260029">
                <text:p>0.09260029</text:p>
              </table:table-cell>
              <table:table-cell office:value-type="float" office:value="0.1340523">
                <text:p>0.1340523</text:p>
              </table:table-cell>
              <table:table-cell office:value-type="float" office:value="0.1785531">
                <text:p>0.1785531</text:p>
              </table:table-cell>
              <table:table-cell office:value-type="float" office:value="0.2251376">
                <text:p>0.2251376</text:p>
              </table:table-cell>
              <table:table-cell office:value-type="float" office:value="0.2731166">
                <text:p>0.2731166</text:p>
              </table:table-cell>
              <table:table-cell office:value-type="float" office:value="0.3219731">
                <text:p>0.3219731</text:p>
              </table:table-cell>
              <table:table-cell office:value-type="float" office:value="0.3713034">
                <text:p>0.3713034</text:p>
              </table:table-cell>
              <table:table-cell office:value-type="float" office:value="0.4207774">
                <text:p>0.420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0001324585">
                <text:p>0.0001324585</text:p>
              </table:table-cell>
              <table:table-cell office:value-type="float" office:value="0.001298249">
                <text:p>0.001298249</text:p>
              </table:table-cell>
              <table:table-cell office:value-type="float" office:value="0.008123754">
                <text:p>0.008123754</text:p>
              </table:table-cell>
              <table:table-cell office:value-type="float" office:value="0.02719412">
                <text:p>0.02719412</text:p>
              </table:table-cell>
              <table:table-cell office:value-type="float" office:value="0.05748673">
                <text:p>0.05748673</text:p>
              </table:table-cell>
              <table:table-cell office:value-type="float" office:value="0.09485851">
                <text:p>0.09485851</text:p>
              </table:table-cell>
              <table:table-cell office:value-type="float" office:value="0.1367118">
                <text:p>0.1367118</text:p>
              </table:table-cell>
              <table:table-cell office:value-type="float" office:value="0.1815826">
                <text:p>0.1815826</text:p>
              </table:table-cell>
              <table:table-cell office:value-type="float" office:value="0.228521">
                <text:p>0.228521</text:p>
              </table:table-cell>
              <table:table-cell office:value-type="float" office:value="0.2768499">
                <text:p>0.2768499</text:p>
              </table:table-cell>
              <table:table-cell office:value-type="float" office:value="0.3260636">
                <text:p>0.3260636</text:p>
              </table:table-cell>
              <table:table-cell office:value-type="float" office:value="0.3757708">
                <text:p>0.3757708</text:p>
              </table:table-cell>
              <table:table-cell office:value-type="float" office:value="0.4256559">
                <text:p>0.425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.0001478152">
                <text:p>0.0001478152</text:p>
              </table:table-cell>
              <table:table-cell office:value-type="float" office:value="0.001427311">
                <text:p>0.001427311</text:p>
              </table:table-cell>
              <table:table-cell office:value-type="float" office:value="0.008711227">
                <text:p>0.008711227</text:p>
              </table:table-cell>
              <table:table-cell office:value-type="float" office:value="0.02845535">
                <text:p>0.02845535</text:p>
              </table:table-cell>
              <table:table-cell office:value-type="float" office:value="0.05931205">
                <text:p>0.05931205</text:p>
              </table:table-cell>
              <table:table-cell office:value-type="float" office:value="0.0971374">
                <text:p>0.0971374</text:p>
              </table:table-cell>
              <table:table-cell office:value-type="float" office:value="0.1393853">
                <text:p>0.1393853</text:p>
              </table:table-cell>
              <table:table-cell office:value-type="float" office:value="0.1846178">
                <text:p>0.1846178</text:p>
              </table:table-cell>
              <table:table-cell office:value-type="float" office:value="0.2319">
                <text:p>0.2319</text:p>
              </table:table-cell>
              <table:table-cell office:value-type="float" office:value="0.2805657">
                <text:p>0.2805657</text:p>
              </table:table-cell>
              <table:table-cell office:value-type="float" office:value="0.3301193">
                <text:p>0.3301193</text:p>
              </table:table-cell>
              <table:table-cell office:value-type="float" office:value="0.3801799">
                <text:p>0.3801799</text:p>
              </table:table-cell>
              <table:table-cell office:value-type="float" office:value="0.4304441">
                <text:p>0.430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0001648639">
                <text:p>0.0001648639</text:p>
              </table:table-cell>
              <table:table-cell office:value-type="float" office:value="0.001567963">
                <text:p>0.001567963</text:p>
              </table:table-cell>
              <table:table-cell office:value-type="float" office:value="0.009329805">
                <text:p>0.009329805</text:p>
              </table:table-cell>
              <table:table-cell office:value-type="float" office:value="0.02974979">
                <text:p>0.02974979</text:p>
              </table:table-cell>
              <table:table-cell office:value-type="float" office:value="0.06116459">
                <text:p>0.06116459</text:p>
              </table:table-cell>
              <table:table-cell office:value-type="float" office:value="0.09943752">
                <text:p>0.09943752</text:p>
              </table:table-cell>
              <table:table-cell office:value-type="float" office:value="0.1420736">
                <text:p>0.1420736</text:p>
              </table:table-cell>
              <table:table-cell office:value-type="float" office:value="0.1876605">
                <text:p>0.1876605</text:p>
              </table:table-cell>
              <table:table-cell office:value-type="float" office:value="0.2352772">
                <text:p>0.2352772</text:p>
              </table:table-cell>
              <table:table-cell office:value-type="float" office:value="0.2842682">
                <text:p>0.2842682</text:p>
              </table:table-cell>
              <table:table-cell office:value-type="float" office:value="0.334147">
                <text:p>0.334147</text:p>
              </table:table-cell>
              <table:table-cell office:value-type="float" office:value="0.3845418">
                <text:p>0.3845418</text:p>
              </table:table-cell>
              <table:table-cell office:value-type="float" office:value="0.4351591">
                <text:p>0.43515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